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Hyperlink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style:text-underline-style="none" style:text-underline-type="none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none" fo:border-left="none" fo:border-right="thin solid #BFBFBF" style:vertical-align="automatic" fo:background-color="transparent" style:cell-protect="none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13">
      <style:table-cell-properties fo:border-top="none" fo:border-bottom="none" fo:border-left="thin solid #C0C0C0" fo:border-right="thin solid #C0C0C0" style:vertical-align="automatic" fo:background-color="transparent" style:cell-protect="none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C0C0C0" fo:border-right="none" style:vertical-align="automatic" fo:background-color="transparent" style:cell-protect="none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ext-properties fo:color="#333333"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-top="thin solid #C0C0C0" fo:border-bottom="none" fo:border-left="thin solid #C0C0C0" fo:border-right="none" style:vertical-align="middle" fo:background-color="#C3D69B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C0C0C0" fo:border-bottom="none" fo:border-left="none" fo:border-right="none" style:vertical-align="middle" fo:background-color="#C3D69B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C3D69B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middle" fo:background-color="#C3D69B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#D7E4BD" style:cell-protect="protected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background-color="#B4C7DC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automatic" fo:background-color="#FFE994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automatic" fo:background-color="#BF819E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automatic" fo:background-color="#B3CAC7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background-color="#FFF5CE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automatic" fo:background-color="#E8F2A1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background-color="#FFFF6D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6" style:family="table-cell" style:parent-style-name="Excel_32_Built-in_32_Hyperlink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style:text-underline-style="none" style:text-underline-type="none" style:font-family-generic="swiss"/>
    </style:style>
    <style:style style:name="ce27" style:family="table-cell" style:parent-style-name="Default" style:data-style-name="N0">
      <style:table-cell-properties style:vertical-align="automatic" fo:wrap-option="wrap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0">
      <style:table-cell-properties fo:border-top="none" fo:border-bottom="none" fo:border-left="none" fo:border-right="thin solid #BFBFBF" style:vertical-align="automatic" fo:background-color="transparent" style:cell-protect="none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  <style:map style:condition="of:is-true-formula(MOD(ROW()+1;2)=1)" style:apply-style-name="cf1" style:base-cell-address="Sheet1.M303"/>
    </style:style>
    <style:style style:name="ce3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  <style:map style:condition="of:is-true-formula(MOD(ROW()+1;2)=1)" style:apply-style-name="cf1" style:base-cell-address="Sheet1.M303"/>
    </style:style>
    <style:style style:name="ce31" style:family="table-cell" style:parent-style-name="Default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  <style:map style:condition="of:is-true-formula(MOD(ROW()+1;2)=1)" style:apply-style-name="cf1" style:base-cell-address="Sheet1.M303"/>
    </style:style>
    <style:style style:name="ce32" style:family="table-cell" style:parent-style-name="Default" style:data-style-name="N13">
      <style:table-cell-properties fo:border-top="none" fo:border-bottom="none" fo:border-left="thin solid #C0C0C0" fo:border-right="thin solid #C0C0C0" style:vertical-align="automatic" fo:background-color="transparent" style:cell-protect="none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  <style:map style:condition="of:is-true-formula(MOD(ROW()+1;2)=1)" style:apply-style-name="cf1" style:base-cell-address="Sheet1.M303"/>
    </style:style>
    <style:style style:name="ce33" style:family="table-cell" style:parent-style-name="Default" style:data-style-name="N0">
      <style:table-cell-properties fo:border-top="none" fo:border-bottom="none" fo:border-left="thin solid #C0C0C0" fo:border-right="none" style:vertical-align="automatic" fo:background-color="transparent" style:cell-protect="none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  <style:map style:condition="of:is-true-formula(MOD(ROW()+1;2)=1)" style:apply-style-name="cf1" style:base-cell-address="Sheet1.M303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6"/>
        <table:table-column table:style-name="co3" table:number-columns-repeated="16366" table:default-cell-style-name="ce1"/>
        <table:table-row table:style-name="ro1">
          <table:table-cell table:style-name="ce14"/>
          <table:table-cell table:number-columns-repeated="4" table:style-name="ce15"/>
          <table:table-cell office:value-type="string" table:number-columns-spanned="3" table:number-rows-spanned="1" table:style-name="ce16">
            <text:p>Passing</text:p>
          </table:table-cell>
          <table:covered-table-cell table:number-columns-repeated="2"/>
          <table:table-cell office:value-type="string" table:number-columns-spanned="2" table:number-rows-spanned="1" table:style-name="ce16">
            <text:p>Rushing</text:p>
          </table:table-cell>
          <table:covered-table-cell/>
          <table:table-cell office:value-type="string" table:number-columns-spanned="3" table:number-rows-spanned="1" table:style-name="ce16">
            <text:p>Receiving</text:p>
          </table:table-cell>
          <table:covered-table-cell table:number-columns-repeated="2"/>
          <table:table-cell office:value-type="string" table:style-name="ce17">
            <text:p>Returns</text:p>
          </table:table-cell>
          <table:table-cell office:value-type="string" table:number-columns-spanned="2" table:number-rows-spanned="1" table:style-name="ce16">
            <text:p>Misc</text:p>
          </table:table-cell>
          <table:covered-table-cell/>
          <table:table-cell office:value-type="string" table:style-name="ce17">
            <text:p>Fumbles</text:p>
          </table:table-cell>
          <table:table-cell office:value-type="string" table:style-name="ce17">
            <text:p>Fantasy</text:p>
          </table:table-cell>
          <table:table-cell table:number-columns-repeated="16366"/>
        </table:table-row>
        <table:table-row table:style-name="ro1">
          <table:table-cell office:value-type="string" table:style-name="ce14">
            <text:p>Week</text:p>
          </table:table-cell>
          <table:table-cell office:value-type="string" table:style-name="ce18">
            <text:p>Player</text:p>
          </table:table-cell>
          <table:table-cell office:value-type="string" table:style-name="ce18">
            <text:p>Team</text:p>
          </table:table-cell>
          <table:table-cell office:value-type="string" table:style-name="ce18">
            <text:p>Against</text:p>
          </table:table-cell>
          <table:table-cell office:value-type="string" table:style-name="ce18">
            <text:p>Pos</text:p>
          </table:table-cell>
          <table:table-cell office:value-type="string" table:style-name="ce19">
            <text:p>Yds</text:p>
          </table:table-cell>
          <table:table-cell office:value-type="string" table:style-name="ce19">
            <text:p>TD</text:p>
          </table:table-cell>
          <table:table-cell office:value-type="string" table:style-name="ce19">
            <text:p>Int</text:p>
          </table:table-cell>
          <table:table-cell office:value-type="string" table:style-name="ce20">
            <text:p>Yds</text:p>
          </table:table-cell>
          <table:table-cell office:value-type="string" table:style-name="ce20">
            <text:p>TD</text:p>
          </table:table-cell>
          <table:table-cell office:value-type="string" table:style-name="ce21">
            <text:p>Rec</text:p>
          </table:table-cell>
          <table:table-cell office:value-type="string" table:style-name="ce21">
            <text:p>Yds</text:p>
          </table:table-cell>
          <table:table-cell office:value-type="string" table:style-name="ce21">
            <text:p>TD</text:p>
          </table:table-cell>
          <table:table-cell office:value-type="string" table:style-name="ce22">
            <text:p>TD</text:p>
          </table:table-cell>
          <table:table-cell office:value-type="string" table:style-name="ce23">
            <text:p>FumTD</text:p>
          </table:table-cell>
          <table:table-cell office:value-type="string" table:style-name="ce23">
            <text:p>2PT</text:p>
          </table:table-cell>
          <table:table-cell office:value-type="string" table:style-name="ce24">
            <text:p>Lost</text:p>
          </table:table-cell>
          <table:table-cell office:value-type="string" table:style-name="ce25">
            <text:p>Points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Lamar Jackson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QB</text:p>
          </table:table-cell>
          <table:table-cell office:value-type="float" office:value="318" table:style-name="ce28">
            <text:p>318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float" office:value="119" table:style-name="ce28">
            <text:p>119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2.62" table:style-name="ce28">
            <text:p>42.6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ua Tagovailoa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QB</text:p>
          </table:table-cell>
          <table:table-cell office:value-type="float" office:value="469" table:style-name="ce28">
            <text:p>469</text:p>
          </table:table-cell>
          <table:table-cell office:value-type="float" office:value="6" table:style-name="ce28">
            <text:p>6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8.86" table:style-name="ce28">
            <text:p>38.8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len Hurts</text:p>
          </table:table-cell>
          <table:table-cell office:value-type="string" table:style-name="ce28">
            <text:p>PHI</text:p>
          </table:table-cell>
          <table:table-cell office:value-type="string" office:string-value="MIN" table:formula="of:=IFERROR(VLOOKUP(LEFT([.C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N</text:p>
          </table:table-cell>
          <table:table-cell office:value-type="string" table:style-name="ce28">
            <text:p>QB</text:p>
          </table:table-cell>
          <table:table-cell office:value-type="float" office:value="333" table:style-name="ce28">
            <text:p>333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57" table:style-name="ce28">
            <text:p>57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3.020000000000003" table:style-name="ce28">
            <text:p>33.0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sh Allen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QB</text:p>
          </table:table-cell>
          <table:table-cell office:value-type="float" office:value="317" table:style-name="ce28">
            <text:p>317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-</text:p>
          </table:table-cell>
          <table:table-cell office:value-type="float" office:value="10" table:style-name="ce28">
            <text:p>1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9.68" table:style-name="ce28">
            <text:p>29.6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arson Wentz</text:p>
          </table:table-cell>
          <table:table-cell office:value-type="string" table:style-name="ce28">
            <text:p>WAS</text:p>
          </table:table-cell>
          <table:table-cell office:value-type="string" office:string-value="DET" table:formula="of:=IFERROR(VLOOKUP(LEFT([.C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T</text:p>
          </table:table-cell>
          <table:table-cell office:value-type="string" table:style-name="ce28">
            <text:p>QB</text:p>
          </table:table-cell>
          <table:table-cell office:value-type="float" office:value="337" table:style-name="ce28">
            <text:p>337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23" table:style-name="ce28">
            <text:p>2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27.78" table:style-name="ce28">
            <text:p>27.7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e Flacco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QB</text:p>
          </table:table-cell>
          <table:table-cell office:value-type="float" office:value="307" table:style-name="ce28">
            <text:p>307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6.88" table:style-name="ce28">
            <text:p>26.8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red Goff</text:p>
          </table:table-cell>
          <table:table-cell office:value-type="string" table:style-name="ce28">
            <text:p>DET</text:p>
          </table:table-cell>
          <table:table-cell office:value-type="string" office:string-value="WAS" table:formula="of:=IFERROR(VLOOKUP(LEFT([.C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WAS</text:p>
          </table:table-cell>
          <table:table-cell office:value-type="string" table:style-name="ce28">
            <text:p>QB</text:p>
          </table:table-cell>
          <table:table-cell office:value-type="float" office:value="256" table:style-name="ce28">
            <text:p>256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-</text:p>
          </table:table-cell>
          <table:table-cell office:value-type="float" office:value="-2" table:style-name="ce28">
            <text:p>-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6.04" table:style-name="ce28">
            <text:p>26.0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yler Murray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1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QB</text:p>
          </table:table-cell>
          <table:table-cell office:value-type="float" office:value="277" table:style-name="ce28">
            <text:p>277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28" table:style-name="ce28">
            <text:p>28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float" office:value="25.88" table:style-name="ce28">
            <text:p>25.8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ustin Herbert</text:p>
          </table:table-cell>
          <table:table-cell office:value-type="string" table:style-name="ce28">
            <text:p>LAC</text:p>
          </table:table-cell>
          <table:table-cell office:value-type="string" office:string-value="KC" table:formula="of:=IFERROR(VLOOKUP(LEFT([.C1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KC</text:p>
          </table:table-cell>
          <table:table-cell office:value-type="string" table:style-name="ce28">
            <text:p>QB</text:p>
          </table:table-cell>
          <table:table-cell office:value-type="float" office:value="334" table:style-name="ce28">
            <text:p>334</text:p>
          </table:table-cell>
          <table:table-cell office:value-type="float" office:value="3" table:style-name="ce28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3.46" table:style-name="ce28">
            <text:p>23.4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rek Carr</text:p>
          </table:table-cell>
          <table:table-cell office:value-type="string" table:style-name="ce28">
            <text:p>LV</text:p>
          </table:table-cell>
          <table:table-cell office:value-type="string" office:string-value="ARI" table:formula="of:=IFERROR(VLOOKUP(LEFT([.C1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RI</text:p>
          </table:table-cell>
          <table:table-cell office:value-type="string" table:style-name="ce28">
            <text:p>QB</text:p>
          </table:table-cell>
          <table:table-cell office:value-type="float" office:value="252" table:style-name="ce28">
            <text:p>252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8.98" table:style-name="ce28">
            <text:p>18.9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tthew Stafford</text:p>
          </table:table-cell>
          <table:table-cell office:value-type="string" table:style-name="ce28">
            <text:p>LA</text:p>
          </table:table-cell>
          <table:table-cell office:value-type="string" office:string-value="ATL" table:formula="of:=IFERROR(VLOOKUP(LEFT([.C1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TL</text:p>
          </table:table-cell>
          <table:table-cell office:value-type="string" table:style-name="ce28">
            <text:p>QB</text:p>
          </table:table-cell>
          <table:table-cell office:value-type="float" office:value="272" table:style-name="ce28">
            <text:p>272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8.88" table:style-name="ce28">
            <text:p>18.8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revor Lawrence</text:p>
          </table:table-cell>
          <table:table-cell office:value-type="string" table:style-name="ce28">
            <text:p>JAX</text:p>
          </table:table-cell>
          <table:table-cell office:value-type="string" office:string-value="IND" table:formula="of:=IFERROR(VLOOKUP(LEFT([.C1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IND</text:p>
          </table:table-cell>
          <table:table-cell office:value-type="string" table:style-name="ce28">
            <text:p>QB</text:p>
          </table:table-cell>
          <table:table-cell office:value-type="float" office:value="235" table:style-name="ce28">
            <text:p>235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float" office:value="11" table:style-name="ce28">
            <text:p>1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8.5" table:style-name="ce28">
            <text:p>18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Patrick Mahomes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1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QB</text:p>
          </table:table-cell>
          <table:table-cell office:value-type="float" office:value="235" table:style-name="ce28">
            <text:p>235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float" office:value="-1" table:style-name="ce28">
            <text:p>-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7.3" table:style-name="ce28">
            <text:p>17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immy Garoppolo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1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QB</text:p>
          </table:table-cell>
          <table:table-cell office:value-type="float" office:value="154" table:style-name="ce28">
            <text:p>154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6.66" table:style-name="ce28">
            <text:p>16.6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e Burrow</text:p>
          </table:table-cell>
          <table:table-cell office:value-type="string" table:style-name="ce28">
            <text:p>CIN</text:p>
          </table:table-cell>
          <table:table-cell office:value-type="string" office:string-value="DAL" table:formula="of:=IFERROR(VLOOKUP(LEFT([.C1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AL</text:p>
          </table:table-cell>
          <table:table-cell office:value-type="string" table:style-name="ce28">
            <text:p>QB</text:p>
          </table:table-cell>
          <table:table-cell office:value-type="float" office:value="199" table:style-name="ce28">
            <text:p>199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16.559999999999999" table:style-name="ce28">
            <text:p>16.5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aron Rodgers</text:p>
          </table:table-cell>
          <table:table-cell office:value-type="string" table:style-name="ce28">
            <text:p>GB</text:p>
          </table:table-cell>
          <table:table-cell office:value-type="string" office:string-value="CHI" table:formula="of:=IFERROR(VLOOKUP(LEFT([.C1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HI</text:p>
          </table:table-cell>
          <table:table-cell office:value-type="string" table:style-name="ce28">
            <text:p>QB</text:p>
          </table:table-cell>
          <table:table-cell office:value-type="float" office:value="234" table:style-name="ce28">
            <text:p>234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float" office:value="10" table:style-name="ce28">
            <text:p>1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6.36" table:style-name="ce28">
            <text:p>16.3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coby Brissett</text:p>
          </table:table-cell>
          <table:table-cell office:value-type="string" table:style-name="ce28">
            <text:p>CLE</text:p>
          </table:table-cell>
          <table:table-cell office:value-type="string" office:string-value="NYJ" table:formula="of:=IFERROR(VLOOKUP(LEFT([.C1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J</text:p>
          </table:table-cell>
          <table:table-cell office:value-type="string" table:style-name="ce28">
            <text:p>QB</text:p>
          </table:table-cell>
          <table:table-cell office:value-type="float" office:value="229" table:style-name="ce28">
            <text:p>229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43" table:style-name="ce28">
            <text:p>4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.46" table:style-name="ce28">
            <text:p>15.4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ooper Rush</text:p>
          </table:table-cell>
          <table:table-cell office:value-type="string" table:style-name="ce28">
            <text:p>DAL</text:p>
          </table:table-cell>
          <table:table-cell office:value-type="string" office:string-value="CIN" table:formula="of:=IFERROR(VLOOKUP(LEFT([.C2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IN</text:p>
          </table:table-cell>
          <table:table-cell office:value-type="string" table:style-name="ce28">
            <text:p>QB</text:p>
          </table:table-cell>
          <table:table-cell office:value-type="float" office:value="235" table:style-name="ce28">
            <text:p>235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6" table:style-name="ce28">
            <text:p>13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rcus Mariota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2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QB</text:p>
          </table:table-cell>
          <table:table-cell office:value-type="float" office:value="196" table:style-name="ce28">
            <text:p>196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3.44" table:style-name="ce28">
            <text:p>13.4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aker Mayfield</text:p>
          </table:table-cell>
          <table:table-cell office:value-type="string" table:style-name="ce28">
            <text:p>CAR</text:p>
          </table:table-cell>
          <table:table-cell office:value-type="string" office:string-value="NYG" table:formula="of:=IFERROR(VLOOKUP(LEFT([.C2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G</text:p>
          </table:table-cell>
          <table:table-cell office:value-type="string" table:style-name="ce28">
            <text:p>QB</text:p>
          </table:table-cell>
          <table:table-cell office:value-type="float" office:value="145" table:style-name="ce28">
            <text:p>145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35" table:style-name="ce28">
            <text:p>3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3" table:style-name="ce28">
            <text:p>13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niel Jones</text:p>
          </table:table-cell>
          <table:table-cell office:value-type="string" table:style-name="ce28">
            <text:p>NYG</text:p>
          </table:table-cell>
          <table:table-cell office:value-type="string" office:string-value="CAR" table:formula="of:=IFERROR(VLOOKUP(LEFT([.C2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AR</text:p>
          </table:table-cell>
          <table:table-cell office:value-type="string" table:style-name="ce28">
            <text:p>QB</text:p>
          </table:table-cell>
          <table:table-cell office:value-type="float" office:value="176" table:style-name="ce28">
            <text:p>176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14" table:style-name="ce28">
            <text:p>13.1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c Jones</text:p>
          </table:table-cell>
          <table:table-cell office:value-type="string" table:style-name="ce28">
            <text:p>NE</text:p>
          </table:table-cell>
          <table:table-cell office:value-type="string" office:string-value="PIT" table:formula="of:=IFERROR(VLOOKUP(LEFT([.C2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IT</text:p>
          </table:table-cell>
          <table:table-cell office:value-type="string" table:style-name="ce28">
            <text:p>QB</text:p>
          </table:table-cell>
          <table:table-cell office:value-type="float" office:value="252" table:style-name="ce28">
            <text:p>252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68" table:style-name="ce28">
            <text:p>12.6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tchell Trubisky</text:p>
          </table:table-cell>
          <table:table-cell office:value-type="string" table:style-name="ce28">
            <text:p>PIT</text:p>
          </table:table-cell>
          <table:table-cell office:value-type="string" office:string-value="NE" table:formula="of:=IFERROR(VLOOKUP(LEFT([.C2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E</text:p>
          </table:table-cell>
          <table:table-cell office:value-type="string" table:style-name="ce28">
            <text:p>QB</text:p>
          </table:table-cell>
          <table:table-cell office:value-type="float" office:value="168" table:style-name="ce28">
            <text:p>168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11.42" table:style-name="ce28">
            <text:p>11.4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ussell Wilson</text:p>
          </table:table-cell>
          <table:table-cell office:value-type="string" table:style-name="ce28">
            <text:p>DEN</text:p>
          </table:table-cell>
          <table:table-cell office:value-type="string" office:string-value="HOU" table:formula="of:=IFERROR(VLOOKUP(LEFT([.C2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HOU</text:p>
          </table:table-cell>
          <table:table-cell office:value-type="string" table:style-name="ce28">
            <text:p>QB</text:p>
          </table:table-cell>
          <table:table-cell office:value-type="float" office:value="219" table:style-name="ce28">
            <text:p>219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.06" table:style-name="ce28">
            <text:p>11.0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om Brady</text:p>
          </table:table-cell>
          <table:table-cell office:value-type="string" table:style-name="ce28">
            <text:p>TB</text:p>
          </table:table-cell>
          <table:table-cell office:value-type="string" office:string-value="NO" table:formula="of:=IFERROR(VLOOKUP(LEFT([.C2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O</text:p>
          </table:table-cell>
          <table:table-cell office:value-type="string" table:style-name="ce28">
            <text:p>QB</text:p>
          </table:table-cell>
          <table:table-cell office:value-type="float" office:value="190" table:style-name="ce28">
            <text:p>190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-2" table:style-name="ce28">
            <text:p>-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9.4" table:style-name="ce28">
            <text:p>9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irk Cousins</text:p>
          </table:table-cell>
          <table:table-cell office:value-type="string" table:style-name="ce28">
            <text:p>MIN</text:p>
          </table:table-cell>
          <table:table-cell office:value-type="string" office:string-value="PHI" table:formula="of:=IFERROR(VLOOKUP(LEFT([.C2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HI</text:p>
          </table:table-cell>
          <table:table-cell office:value-type="string" table:style-name="ce28">
            <text:p>QB</text:p>
          </table:table-cell>
          <table:table-cell office:value-type="float" office:value="221" table:style-name="ce28">
            <text:p>221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84" table:style-name="ce28">
            <text:p>8.8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ustin Fields</text:p>
          </table:table-cell>
          <table:table-cell office:value-type="string" table:style-name="ce28">
            <text:p>CHI</text:p>
          </table:table-cell>
          <table:table-cell office:value-type="string" office:string-value="GB" table:formula="of:=IFERROR(VLOOKUP(LEFT([.C2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GB</text:p>
          </table:table-cell>
          <table:table-cell office:value-type="string" table:style-name="ce28">
            <text:p>QB</text:p>
          </table:table-cell>
          <table:table-cell office:value-type="float" office:value="70" table:style-name="ce28">
            <text:p>70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0" table:style-name="ce28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8000000000000007" table:style-name="ce28">
            <text:p>8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meis Winston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3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QB</text:p>
          </table:table-cell>
          <table:table-cell office:value-type="float" office:value="236" table:style-name="ce28">
            <text:p>236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64" table:style-name="ce28">
            <text:p>7.6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vis Mills</text:p>
          </table:table-cell>
          <table:table-cell office:value-type="string" table:style-name="ce28">
            <text:p>HOU</text:p>
          </table:table-cell>
          <table:table-cell office:value-type="string" office:string-value="DEN" table:formula="of:=IFERROR(VLOOKUP(LEFT([.C3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N</text:p>
          </table:table-cell>
          <table:table-cell office:value-type="string" table:style-name="ce28">
            <text:p>QB</text:p>
          </table:table-cell>
          <table:table-cell office:value-type="float" office:value="177" table:style-name="ce28">
            <text:p>17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18" table:style-name="ce28">
            <text:p>7.1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Geno Smith</text:p>
          </table:table-cell>
          <table:table-cell office:value-type="string" table:style-name="ce28">
            <text:p>SEA</text:p>
          </table:table-cell>
          <table:table-cell office:value-type="string" office:string-value="SF" table:formula="of:=IFERROR(VLOOKUP(LEFT([.C3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F</text:p>
          </table:table-cell>
          <table:table-cell office:value-type="string" table:style-name="ce28">
            <text:p>QB</text:p>
          </table:table-cell>
          <table:table-cell office:value-type="float" office:value="197" table:style-name="ce28">
            <text:p>197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08" table:style-name="ce28">
            <text:p>6.0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rey Lance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3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QB</text:p>
          </table:table-cell>
          <table:table-cell office:value-type="float" office:value="30" table:style-name="ce28">
            <text:p>3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5" table:style-name="ce28">
            <text:p>2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tt Ryan</text:p>
          </table:table-cell>
          <table:table-cell office:value-type="string" table:style-name="ce28">
            <text:p>IND</text:p>
          </table:table-cell>
          <table:table-cell office:value-type="string" office:string-value="JAX" table:formula="of:=IFERROR(VLOOKUP(LEFT([.C3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JAX</text:p>
          </table:table-cell>
          <table:table-cell office:value-type="string" table:style-name="ce28">
            <text:p>QB</text:p>
          </table:table-cell>
          <table:table-cell office:value-type="float" office:value="195" table:style-name="ce28">
            <text:p>195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8" table:style-name="ce28">
            <text:p>1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eff Driskel</text:p>
          </table:table-cell>
          <table:table-cell office:value-type="string" table:style-name="ce28">
            <text:p>HOU</text:p>
          </table:table-cell>
          <table:table-cell office:value-type="string" office:string-value="DEN" table:formula="of:=IFERROR(VLOOKUP(LEFT([.C3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N</text:p>
          </table:table-cell>
          <table:table-cell office:value-type="string" table:style-name="ce28">
            <text:p>Q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" table:style-name="ce28">
            <text:p>1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yan Tannehill</text:p>
          </table:table-cell>
          <table:table-cell office:value-type="string" table:style-name="ce28">
            <text:p>TEN</text:p>
          </table:table-cell>
          <table:table-cell office:value-type="string" office:string-value="BUF" table:formula="of:=IFERROR(VLOOKUP(LEFT([.C3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UF</text:p>
          </table:table-cell>
          <table:table-cell office:value-type="string" table:style-name="ce28">
            <text:p>QB</text:p>
          </table:table-cell>
          <table:table-cell office:value-type="float" office:value="117" table:style-name="ce28">
            <text:p>117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88" table:style-name="ce28">
            <text:p>0.8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ase Keenum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3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Q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2" table:style-name="ce28">
            <text:p>0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lik Willis</text:p>
          </table:table-cell>
          <table:table-cell office:value-type="string" table:style-name="ce28">
            <text:p>TEN</text:p>
          </table:table-cell>
          <table:table-cell office:value-type="string" office:string-value="BUF" table:formula="of:=IFERROR(VLOOKUP(LEFT([.C3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UF</text:p>
          </table:table-cell>
          <table:table-cell office:value-type="string" table:style-name="ce28">
            <text:p>QB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-0.16" table:style-name="ce28">
            <text:p>-0.1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Nick Chubb</text:p>
          </table:table-cell>
          <table:table-cell office:value-type="string" table:style-name="ce28">
            <text:p>CLE</text:p>
          </table:table-cell>
          <table:table-cell office:value-type="string" office:string-value="NYJ" table:formula="of:=IFERROR(VLOOKUP(LEFT([.C3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J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7" table:style-name="ce28">
            <text:p>87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2.299999999999997" table:style-name="ce28">
            <text:p>32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aron Jones</text:p>
          </table:table-cell>
          <table:table-cell office:value-type="string" table:style-name="ce28">
            <text:p>GB</text:p>
          </table:table-cell>
          <table:table-cell office:value-type="string" office:string-value="CHI" table:formula="of:=IFERROR(VLOOKUP(LEFT([.C4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HI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2" table:style-name="ce28">
            <text:p>132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float" office:value="38" table:style-name="ce28">
            <text:p>38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2" table:style-name="ce28">
            <text:p>3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ony Pollard</text:p>
          </table:table-cell>
          <table:table-cell office:value-type="string" table:style-name="ce28">
            <text:p>DAL</text:p>
          </table:table-cell>
          <table:table-cell office:value-type="string" office:string-value="CIN" table:formula="of:=IFERROR(VLOOKUP(LEFT([.C4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I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3" table:style-name="ce28">
            <text:p>43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float" office:value="55" table:style-name="ce28">
            <text:p>5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9.8" table:style-name="ce28">
            <text:p>19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ustin Ekeler</text:p>
          </table:table-cell>
          <table:table-cell office:value-type="string" table:style-name="ce28">
            <text:p>LAC</text:p>
          </table:table-cell>
          <table:table-cell office:value-type="string" office:string-value="KC" table:formula="of:=IFERROR(VLOOKUP(LEFT([.C4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KC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9" table:style-name="ce28">
            <text:p>39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float" office:value="55" table:style-name="ce28">
            <text:p>5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8.399999999999999" table:style-name="ce28">
            <text:p>18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hristian McCaffrey</text:p>
          </table:table-cell>
          <table:table-cell office:value-type="string" table:style-name="ce28">
            <text:p>CAR</text:p>
          </table:table-cell>
          <table:table-cell office:value-type="string" office:string-value="NYG" table:formula="of:=IFERROR(VLOOKUP(LEFT([.C4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G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2" table:style-name="ce28">
            <text:p>102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6.8" table:style-name="ce28">
            <text:p>16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mien Harris</text:p>
          </table:table-cell>
          <table:table-cell office:value-type="string" table:style-name="ce28">
            <text:p>NE</text:p>
          </table:table-cell>
          <table:table-cell office:value-type="string" office:string-value="PIT" table:formula="of:=IFERROR(VLOOKUP(LEFT([.C4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IT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1" table:style-name="ce28">
            <text:p>71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6.7" table:style-name="ce28">
            <text:p>16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'Andre Swift</text:p>
          </table:table-cell>
          <table:table-cell office:value-type="string" table:style-name="ce28">
            <text:p>DET</text:p>
          </table:table-cell>
          <table:table-cell office:value-type="string" office:string-value="WAS" table:formula="of:=IFERROR(VLOOKUP(LEFT([.C4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WAS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6" table:style-name="ce28">
            <text:p>56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31" table:style-name="ce28">
            <text:p>31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6.7" table:style-name="ce28">
            <text:p>16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lyde Edwards-Helaire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4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4" table:style-name="ce28">
            <text:p>74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44" table:style-name="ce28">
            <text:p>4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.8" table:style-name="ce28">
            <text:p>15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mes Robinson</text:p>
          </table:table-cell>
          <table:table-cell office:value-type="string" table:style-name="ce28">
            <text:p>JAX</text:p>
          </table:table-cell>
          <table:table-cell office:value-type="string" office:string-value="IND" table:formula="of:=IFERROR(VLOOKUP(LEFT([.C4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IND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4" table:style-name="ce28">
            <text:p>64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.8" table:style-name="ce28">
            <text:p>15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vid Montgomery</text:p>
          </table:table-cell>
          <table:table-cell office:value-type="string" table:style-name="ce28">
            <text:p>CHI</text:p>
          </table:table-cell>
          <table:table-cell office:value-type="string" office:string-value="GB" table:formula="of:=IFERROR(VLOOKUP(LEFT([.C4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GB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2" table:style-name="ce28">
            <text:p>122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.6" table:style-name="ce28">
            <text:p>15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rrel Williams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4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9" table:style-name="ce28">
            <text:p>59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4.2" table:style-name="ce28">
            <text:p>14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Najee Harris</text:p>
          </table:table-cell>
          <table:table-cell office:value-type="string" table:style-name="ce28">
            <text:p>PIT</text:p>
          </table:table-cell>
          <table:table-cell office:value-type="string" office:string-value="NE" table:formula="of:=IFERROR(VLOOKUP(LEFT([.C5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E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9" table:style-name="ce28">
            <text:p>49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40" table:style-name="ce28">
            <text:p>4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9" table:style-name="ce28">
            <text:p>13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.D. McKissic</text:p>
          </table:table-cell>
          <table:table-cell office:value-type="string" table:style-name="ce28">
            <text:p>WAS</text:p>
          </table:table-cell>
          <table:table-cell office:value-type="string" office:string-value="DET" table:formula="of:=IFERROR(VLOOKUP(LEFT([.C5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T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float" office:value="54" table:style-name="ce28">
            <text:p>5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3" table:style-name="ce28">
            <text:p>13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reece Hall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5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0" table:style-name="ce28">
            <text:p>50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0" table:style-name="ce28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" table:style-name="ce28">
            <text:p>1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eff Wilson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5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4" table:style-name="ce28">
            <text:p>84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9" table:style-name="ce28">
            <text:p>1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3" table:style-name="ce28">
            <text:p>12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ntonio Gibson</text:p>
          </table:table-cell>
          <table:table-cell office:value-type="string" table:style-name="ce28">
            <text:p>WAS</text:p>
          </table:table-cell>
          <table:table-cell office:value-type="string" office:string-value="DET" table:formula="of:=IFERROR(VLOOKUP(LEFT([.C5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T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8" table:style-name="ce28">
            <text:p>28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1" table:style-name="ce28">
            <text:p>12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aquon Barkley</text:p>
          </table:table-cell>
          <table:table-cell office:value-type="string" table:style-name="ce28">
            <text:p>NYG</text:p>
          </table:table-cell>
          <table:table-cell office:value-type="string" office:string-value="CAR" table:formula="of:=IFERROR(VLOOKUP(LEFT([.C5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AR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2" table:style-name="ce28">
            <text:p>72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.8" table:style-name="ce28">
            <text:p>11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les Sanders</text:p>
          </table:table-cell>
          <table:table-cell office:value-type="string" table:style-name="ce28">
            <text:p>PHI</text:p>
          </table:table-cell>
          <table:table-cell office:value-type="string" office:string-value="MIN" table:formula="of:=IFERROR(VLOOKUP(LEFT([.C5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0" table:style-name="ce28">
            <text:p>80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.6" table:style-name="ce28">
            <text:p>11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e Mixon</text:p>
          </table:table-cell>
          <table:table-cell office:value-type="string" table:style-name="ce28">
            <text:p>CIN</text:p>
          </table:table-cell>
          <table:table-cell office:value-type="string" office:string-value="DAL" table:formula="of:=IFERROR(VLOOKUP(LEFT([.C5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AL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7" table:style-name="ce28">
            <text:p>57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.3" table:style-name="ce28">
            <text:p>11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aheem Mostert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5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1" table:style-name="ce28">
            <text:p>51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.9" table:style-name="ce28">
            <text:p>10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rrell Henderson</text:p>
          </table:table-cell>
          <table:table-cell office:value-type="string" table:style-name="ce28">
            <text:p>LA</text:p>
          </table:table-cell>
          <table:table-cell office:value-type="string" office:string-value="ATL" table:formula="of:=IFERROR(VLOOKUP(LEFT([.C5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TL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7" table:style-name="ce28">
            <text:p>47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.7" table:style-name="ce28">
            <text:p>10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chael Carter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6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3" table:style-name="ce28">
            <text:p>23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" table:style-name="ce28">
            <text:p>10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erick McKinnon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6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4" table:style-name="ce28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6" table:style-name="ce28">
            <text:p>9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vonte Williams</text:p>
          </table:table-cell>
          <table:table-cell office:value-type="string" table:style-name="ce28">
            <text:p>DEN</text:p>
          </table:table-cell>
          <table:table-cell office:value-type="string" office:string-value="HOU" table:formula="of:=IFERROR(VLOOKUP(LEFT([.C6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HOU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5" table:style-name="ce28">
            <text:p>75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0" table:style-name="ce28">
            <text:p>1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5" table:style-name="ce28">
            <text:p>9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Leonard Fournette</text:p>
          </table:table-cell>
          <table:table-cell office:value-type="string" table:style-name="ce28">
            <text:p>TB</text:p>
          </table:table-cell>
          <table:table-cell office:value-type="string" office:string-value="NO" table:formula="of:=IFERROR(VLOOKUP(LEFT([.C6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O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5" table:style-name="ce28">
            <text:p>65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4" table:style-name="ce28">
            <text:p>9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areem Hunt</text:p>
          </table:table-cell>
          <table:table-cell office:value-type="string" table:style-name="ce28">
            <text:p>CLE</text:p>
          </table:table-cell>
          <table:table-cell office:value-type="string" office:string-value="NYJ" table:formula="of:=IFERROR(VLOOKUP(LEFT([.C6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J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8" table:style-name="ce28">
            <text:p>58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4" table:style-name="ce28">
            <text:p>9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sh Jacobs</text:p>
          </table:table-cell>
          <table:table-cell office:value-type="string" table:style-name="ce28">
            <text:p>LV</text:p>
          </table:table-cell>
          <table:table-cell office:value-type="string" office:string-value="ARI" table:formula="of:=IFERROR(VLOOKUP(LEFT([.C6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RI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9" table:style-name="ce28">
            <text:p>69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1" table:style-name="ce28">
            <text:p>9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meon Pierce</text:p>
          </table:table-cell>
          <table:table-cell office:value-type="string" table:style-name="ce28">
            <text:p>HOU</text:p>
          </table:table-cell>
          <table:table-cell office:value-type="string" office:string-value="DEN" table:formula="of:=IFERROR(VLOOKUP(LEFT([.C6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9" table:style-name="ce28">
            <text:p>69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6999999999999993" table:style-name="ce28">
            <text:p>8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rrick Henry</text:p>
          </table:table-cell>
          <table:table-cell office:value-type="string" table:style-name="ce28">
            <text:p>TEN</text:p>
          </table:table-cell>
          <table:table-cell office:value-type="string" office:string-value="BUF" table:formula="of:=IFERROR(VLOOKUP(LEFT([.C6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UF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5" table:style-name="ce28">
            <text:p>25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5" table:style-name="ce28">
            <text:p>8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ravis Etienne</text:p>
          </table:table-cell>
          <table:table-cell office:value-type="string" table:style-name="ce28">
            <text:p>JAX</text:p>
          </table:table-cell>
          <table:table-cell office:value-type="string" office:string-value="IND" table:formula="of:=IFERROR(VLOOKUP(LEFT([.C6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IND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3" table:style-name="ce28">
            <text:p>3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3000000000000007" table:style-name="ce28">
            <text:p>8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am Akers</text:p>
          </table:table-cell>
          <table:table-cell office:value-type="string" table:style-name="ce28">
            <text:p>LA</text:p>
          </table:table-cell>
          <table:table-cell office:value-type="string" office:string-value="ATL" table:formula="of:=IFERROR(VLOOKUP(LEFT([.C6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TL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4" table:style-name="ce28">
            <text:p>44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8" table:style-name="ce28">
            <text:p>1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1999999999999993" table:style-name="ce28">
            <text:p>8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ravis Homer</text:p>
          </table:table-cell>
          <table:table-cell office:value-type="string" table:style-name="ce28">
            <text:p>SEA</text:p>
          </table:table-cell>
          <table:table-cell office:value-type="string" office:string-value="SF" table:formula="of:=IFERROR(VLOOKUP(LEFT([.C7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F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33" table:style-name="ce28">
            <text:p>3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1999999999999993" table:style-name="ce28">
            <text:p>8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Eno Benjamin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7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1" table:style-name="ce28">
            <text:p>31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1" table:style-name="ce28">
            <text:p>8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J Dillon</text:p>
          </table:table-cell>
          <table:table-cell office:value-type="string" table:style-name="ce28">
            <text:p>GB</text:p>
          </table:table-cell>
          <table:table-cell office:value-type="string" office:string-value="CHI" table:formula="of:=IFERROR(VLOOKUP(LEFT([.C7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HI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1" table:style-name="ce28">
            <text:p>61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7" table:style-name="ce28">
            <text:p>7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Nyheim Hines</text:p>
          </table:table-cell>
          <table:table-cell office:value-type="string" table:style-name="ce28">
            <text:p>IND</text:p>
          </table:table-cell>
          <table:table-cell office:value-type="string" office:string-value="JAX" table:formula="of:=IFERROR(VLOOKUP(LEFT([.C7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JAX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37" table:style-name="ce28">
            <text:p>3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7" table:style-name="ce28">
            <text:p>7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lvin Cook</text:p>
          </table:table-cell>
          <table:table-cell office:value-type="string" table:style-name="ce28">
            <text:p>MIN</text:p>
          </table:table-cell>
          <table:table-cell office:value-type="string" office:string-value="PHI" table:formula="of:=IFERROR(VLOOKUP(LEFT([.C7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HI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19" table:style-name="ce28">
            <text:p>1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6" table:style-name="ce28">
            <text:p>7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nathan Taylor</text:p>
          </table:table-cell>
          <table:table-cell office:value-type="string" table:style-name="ce28">
            <text:p>IND</text:p>
          </table:table-cell>
          <table:table-cell office:value-type="string" office:string-value="JAX" table:formula="of:=IFERROR(VLOOKUP(LEFT([.C7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JAX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4" table:style-name="ce28">
            <text:p>54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3" table:style-name="ce28">
            <text:p>7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mes Conner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7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5" table:style-name="ce28">
            <text:p>25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1" table:style-name="ce28">
            <text:p>7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Zander Horvath</text:p>
          </table:table-cell>
          <table:table-cell office:value-type="string" table:style-name="ce28">
            <text:p>LAC</text:p>
          </table:table-cell>
          <table:table-cell office:value-type="string" office:string-value="KC" table:formula="of:=IFERROR(VLOOKUP(LEFT([.C7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KC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1" table:style-name="ce28">
            <text:p>7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maal Williams</text:p>
          </table:table-cell>
          <table:table-cell office:value-type="string" table:style-name="ce28">
            <text:p>DET</text:p>
          </table:table-cell>
          <table:table-cell office:value-type="string" office:string-value="WAS" table:formula="of:=IFERROR(VLOOKUP(LEFT([.C7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WAS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3" table:style-name="ce28">
            <text:p>53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elvin Gordon</text:p>
          </table:table-cell>
          <table:table-cell office:value-type="string" table:style-name="ce28">
            <text:p>DEN</text:p>
          </table:table-cell>
          <table:table-cell office:value-type="string" office:string-value="HOU" table:formula="of:=IFERROR(VLOOKUP(LEFT([.C7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HOU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7" table:style-name="ce28">
            <text:p>47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3" table:style-name="ce28">
            <text:p>6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rk Ingram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8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8" table:style-name="ce28">
            <text:p>58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6.1" table:style-name="ce28">
            <text:p>6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yle Juszczyk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8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1" table:style-name="ce28">
            <text:p>6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hamondre Stevenson</text:p>
          </table:table-cell>
          <table:table-cell office:value-type="string" table:style-name="ce28">
            <text:p>NE</text:p>
          </table:table-cell>
          <table:table-cell office:value-type="string" office:string-value="PIT" table:formula="of:=IFERROR(VLOOKUP(LEFT([.C8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IT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7" table:style-name="ce28">
            <text:p>47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1" table:style-name="ce28">
            <text:p>6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Ezekiel Elliott</text:p>
          </table:table-cell>
          <table:table-cell office:value-type="string" table:style-name="ce28">
            <text:p>DAL</text:p>
          </table:table-cell>
          <table:table-cell office:value-type="string" office:string-value="CIN" table:formula="of:=IFERROR(VLOOKUP(LEFT([.C8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I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3" table:style-name="ce28">
            <text:p>53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-4" table:style-name="ce28">
            <text:p>-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.9" table:style-name="ce28">
            <text:p>5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mes Cook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8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3" table:style-name="ce28">
            <text:p>5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.3" table:style-name="ce28">
            <text:p>5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hase Edmonds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8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3" table:style-name="ce28">
            <text:p>33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.0999999999999996" table:style-name="ce28">
            <text:p>5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halil Herbert</text:p>
          </table:table-cell>
          <table:table-cell office:value-type="string" table:style-name="ce28">
            <text:p>CHI</text:p>
          </table:table-cell>
          <table:table-cell office:value-type="string" office:string-value="GB" table:formula="of:=IFERROR(VLOOKUP(LEFT([.C8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GB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8" table:style-name="ce28">
            <text:p>38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.0999999999999996" table:style-name="ce28">
            <text:p>5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Hassan Haskins</text:p>
          </table:table-cell>
          <table:table-cell office:value-type="string" table:style-name="ce28">
            <text:p>TEN</text:p>
          </table:table-cell>
          <table:table-cell office:value-type="string" office:string-value="BUF" table:formula="of:=IFERROR(VLOOKUP(LEFT([.C8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UF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7" table:style-name="ce28">
            <text:p>37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7" table:style-name="ce28">
            <text:p>4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lexander Mattison</text:p>
          </table:table-cell>
          <table:table-cell office:value-type="string" table:style-name="ce28">
            <text:p>MIN</text:p>
          </table:table-cell>
          <table:table-cell office:value-type="string" office:string-value="PHI" table:formula="of:=IFERROR(VLOOKUP(LEFT([.C8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HI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4000000000000004" table:style-name="ce28">
            <text:p>4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ordarrelle Patterson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8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1" table:style-name="ce28">
            <text:p>4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0999999999999996" table:style-name="ce28">
            <text:p>4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vin Singletary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9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9" table:style-name="ce28">
            <text:p>19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0999999999999996" table:style-name="ce28">
            <text:p>4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ony Jones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9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raig Reynolds</text:p>
          </table:table-cell>
          <table:table-cell office:value-type="string" table:style-name="ce28">
            <text:p>DET</text:p>
          </table:table-cell>
          <table:table-cell office:value-type="string" office:string-value="WAS" table:formula="of:=IFERROR(VLOOKUP(LEFT([.C9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WAS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9" table:style-name="ce28">
            <text:p>3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lec Ingold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9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6" table:style-name="ce28">
            <text:p>3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shua Kelley</text:p>
          </table:table-cell>
          <table:table-cell office:value-type="string" table:style-name="ce28">
            <text:p>LAC</text:p>
          </table:table-cell>
          <table:table-cell office:value-type="string" office:string-value="KC" table:formula="of:=IFERROR(VLOOKUP(LEFT([.C9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KC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2" table:style-name="ce28">
            <text:p>22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5" table:style-name="ce28">
            <text:p>3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enneth Walker III</text:p>
          </table:table-cell>
          <table:table-cell office:value-type="string" table:style-name="ce28">
            <text:p>SEA</text:p>
          </table:table-cell>
          <table:table-cell office:value-type="string" office:string-value="SF" table:formula="of:=IFERROR(VLOOKUP(LEFT([.C9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F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" table:style-name="ce28">
            <text:p>10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5" table:style-name="ce28">
            <text:p>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5" table:style-name="ce28">
            <text:p>3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meer Abdullah</text:p>
          </table:table-cell>
          <table:table-cell office:value-type="string" table:style-name="ce28">
            <text:p>LV</text:p>
          </table:table-cell>
          <table:table-cell office:value-type="string" office:string-value="ARI" table:formula="of:=IFERROR(VLOOKUP(LEFT([.C9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RI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3" table:style-name="ce28">
            <text:p>2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3" table:style-name="ce28">
            <text:p>3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rion Davis-Price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9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3" table:style-name="ce28">
            <text:p>3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3" table:style-name="ce28">
            <text:p>3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oston Scott</text:p>
          </table:table-cell>
          <table:table-cell office:value-type="string" table:style-name="ce28">
            <text:p>PHI</text:p>
          </table:table-cell>
          <table:table-cell office:value-type="string" office:string-value="MIN" table:formula="of:=IFERROR(VLOOKUP(LEFT([.C9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9" table:style-name="ce28">
            <text:p>19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1" table:style-name="ce28">
            <text:p>3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ler Allgeier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9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0" table:style-name="ce28">
            <text:p>3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ex Burkhead</text:p>
          </table:table-cell>
          <table:table-cell office:value-type="string" table:style-name="ce28">
            <text:p>HOU</text:p>
          </table:table-cell>
          <table:table-cell office:value-type="string" office:string-value="DEN" table:formula="of:=IFERROR(VLOOKUP(LEFT([.C10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9" table:style-name="ce28">
            <text:p>2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ony Michel</text:p>
          </table:table-cell>
          <table:table-cell office:value-type="string" table:style-name="ce28">
            <text:p>LAC</text:p>
          </table:table-cell>
          <table:table-cell office:value-type="string" office:string-value="KC" table:formula="of:=IFERROR(VLOOKUP(LEFT([.C10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KC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9" table:style-name="ce28">
            <text:p>2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enneth Gainwell</text:p>
          </table:table-cell>
          <table:table-cell office:value-type="string" table:style-name="ce28">
            <text:p>PHI</text:p>
          </table:table-cell>
          <table:table-cell office:value-type="string" office:string-value="MIN" table:formula="of:=IFERROR(VLOOKUP(LEFT([.C10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1" table:style-name="ce28">
            <text:p>1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8" table:style-name="ce28">
            <text:p>2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ylen Warren</text:p>
          </table:table-cell>
          <table:table-cell office:value-type="string" table:style-name="ce28">
            <text:p>PIT</text:p>
          </table:table-cell>
          <table:table-cell office:value-type="string" office:string-value="NE" table:formula="of:=IFERROR(VLOOKUP(LEFT([.C10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E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5" table:style-name="ce28">
            <text:p>2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amaje Perine</text:p>
          </table:table-cell>
          <table:table-cell office:value-type="string" table:style-name="ce28">
            <text:p>CIN</text:p>
          </table:table-cell>
          <table:table-cell office:value-type="string" office:string-value="DAL" table:formula="of:=IFERROR(VLOOKUP(LEFT([.C10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AL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chael Burton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10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8" table:style-name="ce28">
            <text:p>1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wayne Washington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10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8" table:style-name="ce28">
            <text:p>1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8" table:style-name="ce28">
            <text:p>1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Zack Moss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10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7" table:style-name="ce28">
            <text:p>1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ustice Hill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10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6" table:style-name="ce28">
            <text:p>1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ashaad Penny</text:p>
          </table:table-cell>
          <table:table-cell office:value-type="string" table:style-name="ce28">
            <text:p>SEA</text:p>
          </table:table-cell>
          <table:table-cell office:value-type="string" office:string-value="SF" table:formula="of:=IFERROR(VLOOKUP(LEFT([.C10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F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5" table:style-name="ce28">
            <text:p>1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Gary Brightwell</text:p>
          </table:table-cell>
          <table:table-cell office:value-type="string" table:style-name="ce28">
            <text:p>NYG</text:p>
          </table:table-cell>
          <table:table-cell office:value-type="string" office:string-value="CAR" table:formula="of:=IFERROR(VLOOKUP(LEFT([.C11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AR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4" table:style-name="ce28">
            <text:p>1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 Johnson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11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4" table:style-name="ce28">
            <text:p>1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dam Prentice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11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2" table:style-name="ce28">
            <text:p>1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metric Felton</text:p>
          </table:table-cell>
          <table:table-cell office:value-type="string" table:style-name="ce28">
            <text:p>CLE</text:p>
          </table:table-cell>
          <table:table-cell office:value-type="string" office:string-value="NYJ" table:formula="of:=IFERROR(VLOOKUP(LEFT([.C11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J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-4" table:style-name="ce28">
            <text:p>-4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9" table:style-name="ce28">
            <text:p>0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'Onta Foreman</text:p>
          </table:table-cell>
          <table:table-cell office:value-type="string" table:style-name="ce28">
            <text:p>CAR</text:p>
          </table:table-cell>
          <table:table-cell office:value-type="string" office:string-value="NYG" table:formula="of:=IFERROR(VLOOKUP(LEFT([.C11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G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9" table:style-name="ce28">
            <text:p>0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enyan Drake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11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8" table:style-name="ce28">
            <text:p>0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Isiah Pacheco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11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6" table:style-name="ce28">
            <text:p>0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Patrick Ricard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11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5" table:style-name="ce28">
            <text:p>0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ke Davis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11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4" table:style-name="ce28">
            <text:p>0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aleb Huntley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11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3" table:style-name="ce28">
            <text:p>0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rek Watt</text:p>
          </table:table-cell>
          <table:table-cell office:value-type="string" table:style-name="ce28">
            <text:p>PIT</text:p>
          </table:table-cell>
          <table:table-cell office:value-type="string" office:string-value="NE" table:formula="of:=IFERROR(VLOOKUP(LEFT([.C12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E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2" table:style-name="ce28">
            <text:p>0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Zamir White</text:p>
          </table:table-cell>
          <table:table-cell office:value-type="string" table:style-name="ce28">
            <text:p>LV</text:p>
          </table:table-cell>
          <table:table-cell office:value-type="string" office:string-value="ARI" table:formula="of:=IFERROR(VLOOKUP(LEFT([.C12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RI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2" table:style-name="ce28">
            <text:p>0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achaad White</text:p>
          </table:table-cell>
          <table:table-cell office:value-type="string" table:style-name="ce28">
            <text:p>TB</text:p>
          </table:table-cell>
          <table:table-cell office:value-type="string" office:string-value="NO" table:formula="of:=IFERROR(VLOOKUP(LEFT([.C12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O</text:p>
          </table:table-cell>
          <table:table-cell office:value-type="string" table:style-name="ce28">
            <text:p>RB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1" table:style-name="ce28">
            <text:p>0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tefon Diggs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12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" table:style-name="ce28">
            <text:p>12</text:p>
          </table:table-cell>
          <table:table-cell office:value-type="float" office:value="148" table:style-name="ce28">
            <text:p>148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4.8" table:style-name="ce28">
            <text:p>44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reek Hill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12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" table:style-name="ce28">
            <text:p>11</text:p>
          </table:table-cell>
          <table:table-cell office:value-type="float" office:value="190" table:style-name="ce28">
            <text:p>190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2" table:style-name="ce28">
            <text:p>4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ylen Waddle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12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" table:style-name="ce28">
            <text:p>11</text:p>
          </table:table-cell>
          <table:table-cell office:value-type="float" office:value="171" table:style-name="ce28">
            <text:p>171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0.1" table:style-name="ce28">
            <text:p>40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mon-Ra St. Brown</text:p>
          </table:table-cell>
          <table:table-cell office:value-type="string" table:style-name="ce28">
            <text:p>DET</text:p>
          </table:table-cell>
          <table:table-cell office:value-type="string" office:string-value="WAS" table:formula="of:=IFERROR(VLOOKUP(LEFT([.C12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WAS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8" table:style-name="ce28">
            <text:p>68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float" office:value="116" table:style-name="ce28">
            <text:p>116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9.4" table:style-name="ce28">
            <text:p>39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ooper Kupp</text:p>
          </table:table-cell>
          <table:table-cell office:value-type="string" table:style-name="ce28">
            <text:p>LA</text:p>
          </table:table-cell>
          <table:table-cell office:value-type="string" office:string-value="ATL" table:formula="of:=IFERROR(VLOOKUP(LEFT([.C12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T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" table:style-name="ce28">
            <text:p>11</text:p>
          </table:table-cell>
          <table:table-cell office:value-type="float" office:value="108" table:style-name="ce28">
            <text:p>108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31.8" table:style-name="ce28">
            <text:p>31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Garrett Wilson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12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-2" table:style-name="ce28">
            <text:p>-2</text:p>
          </table:table-cell>
          <table:table-cell office:value-type="string" table:style-name="ce28">
            <text:p>-</text:p>
          </table:table-cell>
          <table:table-cell office:value-type="float" office:value="8" table:style-name="ce28">
            <text:p>8</text:p>
          </table:table-cell>
          <table:table-cell office:value-type="float" office:value="102" table:style-name="ce28">
            <text:p>102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0" table:style-name="ce28">
            <text:p>30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hristian Kirk</text:p>
          </table:table-cell>
          <table:table-cell office:value-type="string" table:style-name="ce28">
            <text:p>JAX</text:p>
          </table:table-cell>
          <table:table-cell office:value-type="string" office:string-value="IND" table:formula="of:=IFERROR(VLOOKUP(LEFT([.C12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IND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78" table:style-name="ce28">
            <text:p>78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5.8" table:style-name="ce28">
            <text:p>25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ke Williams</text:p>
          </table:table-cell>
          <table:table-cell office:value-type="string" table:style-name="ce28">
            <text:p>LAC</text:p>
          </table:table-cell>
          <table:table-cell office:value-type="string" office:string-value="KC" table:formula="of:=IFERROR(VLOOKUP(LEFT([.C13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KC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" table:style-name="ce28">
            <text:p>8</text:p>
          </table:table-cell>
          <table:table-cell office:value-type="float" office:value="113" table:style-name="ce28">
            <text:p>11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5.3" table:style-name="ce28">
            <text:p>25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mari Cooper</text:p>
          </table:table-cell>
          <table:table-cell office:value-type="string" table:style-name="ce28">
            <text:p>CLE</text:p>
          </table:table-cell>
          <table:table-cell office:value-type="string" office:string-value="NYJ" table:formula="of:=IFERROR(VLOOKUP(LEFT([.C13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J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float" office:value="101" table:style-name="ce28">
            <text:p>101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5.1" table:style-name="ce28">
            <text:p>25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rake London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13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" table:style-name="ce28">
            <text:p>8</text:p>
          </table:table-cell>
          <table:table-cell office:value-type="float" office:value="86" table:style-name="ce28">
            <text:p>86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24.6" table:style-name="ce28">
            <text:p>24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Nelson Agholor</text:p>
          </table:table-cell>
          <table:table-cell office:value-type="string" table:style-name="ce28">
            <text:p>NE</text:p>
          </table:table-cell>
          <table:table-cell office:value-type="string" office:string-value="PIT" table:formula="of:=IFERROR(VLOOKUP(LEFT([.C13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IT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110" table:style-name="ce28">
            <text:p>110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3" table:style-name="ce28">
            <text:p>2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urtis Samuel</text:p>
          </table:table-cell>
          <table:table-cell office:value-type="string" table:style-name="ce28">
            <text:p>WAS</text:p>
          </table:table-cell>
          <table:table-cell office:value-type="string" office:string-value="DET" table:formula="of:=IFERROR(VLOOKUP(LEFT([.C13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T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float" office:value="78" table:style-name="ce28">
            <text:p>78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2.9" table:style-name="ce28">
            <text:p>22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ashod Bateman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13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108" table:style-name="ce28">
            <text:p>108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0.8" table:style-name="ce28">
            <text:p>20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Noah Brown</text:p>
          </table:table-cell>
          <table:table-cell office:value-type="string" table:style-name="ce28">
            <text:p>DAL</text:p>
          </table:table-cell>
          <table:table-cell office:value-type="string" office:string-value="CIN" table:formula="of:=IFERROR(VLOOKUP(LEFT([.C13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I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91" table:style-name="ce28">
            <text:p>91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0.100000000000001" table:style-name="ce28">
            <text:p>20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ler Lockett</text:p>
          </table:table-cell>
          <table:table-cell office:value-type="string" table:style-name="ce28">
            <text:p>SEA</text:p>
          </table:table-cell>
          <table:table-cell office:value-type="string" office:string-value="SF" table:formula="of:=IFERROR(VLOOKUP(LEFT([.C13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F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float" office:value="107" table:style-name="ce28">
            <text:p>10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9.7" table:style-name="ce28">
            <text:p>19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ourtland Sutton</text:p>
          </table:table-cell>
          <table:table-cell office:value-type="string" table:style-name="ce28">
            <text:p>DEN</text:p>
          </table:table-cell>
          <table:table-cell office:value-type="string" office:string-value="HOU" table:formula="of:=IFERROR(VLOOKUP(LEFT([.C13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HOU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float" office:value="122" table:style-name="ce28">
            <text:p>12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9.7" table:style-name="ce28">
            <text:p>19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ee Higgins</text:p>
          </table:table-cell>
          <table:table-cell office:value-type="string" table:style-name="ce28">
            <text:p>CIN</text:p>
          </table:table-cell>
          <table:table-cell office:value-type="string" office:string-value="DAL" table:formula="of:=IFERROR(VLOOKUP(LEFT([.C13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A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71" table:style-name="ce28">
            <text:p>71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9.100000000000001" table:style-name="ce28">
            <text:p>19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kobi Meyers</text:p>
          </table:table-cell>
          <table:table-cell office:value-type="string" table:style-name="ce28">
            <text:p>NE</text:p>
          </table:table-cell>
          <table:table-cell office:value-type="string" office:string-value="PIT" table:formula="of:=IFERROR(VLOOKUP(LEFT([.C14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IT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float" office:value="95" table:style-name="ce28">
            <text:p>9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8.5" table:style-name="ce28">
            <text:p>18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chael Thomas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14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65" table:style-name="ce28">
            <text:p>65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8.5" table:style-name="ce28">
            <text:p>18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han Dotson</text:p>
          </table:table-cell>
          <table:table-cell office:value-type="string" table:style-name="ce28">
            <text:p>WAS</text:p>
          </table:table-cell>
          <table:table-cell office:value-type="string" office:string-value="DET" table:formula="of:=IFERROR(VLOOKUP(LEFT([.C14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T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59" table:style-name="ce28">
            <text:p>59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17.899999999999999" table:style-name="ce28">
            <text:p>17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orey Davis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14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83" table:style-name="ce28">
            <text:p>8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6.3" table:style-name="ce28">
            <text:p>16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Greg Dortch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14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55" table:style-name="ce28">
            <text:p>55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.5" table:style-name="ce28">
            <text:p>15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llen Robinson</text:p>
          </table:table-cell>
          <table:table-cell office:value-type="string" table:style-name="ce28">
            <text:p>LA</text:p>
          </table:table-cell>
          <table:table-cell office:value-type="string" office:string-value="ATL" table:formula="of:=IFERROR(VLOOKUP(LEFT([.C14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T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53" table:style-name="ce28">
            <text:p>5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.3" table:style-name="ce28">
            <text:p>15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eeDee Lamb</text:p>
          </table:table-cell>
          <table:table-cell office:value-type="string" table:style-name="ce28">
            <text:p>DAL</text:p>
          </table:table-cell>
          <table:table-cell office:value-type="string" office:string-value="CIN" table:formula="of:=IFERROR(VLOOKUP(LEFT([.C14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I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float" office:value="75" table:style-name="ce28">
            <text:p>7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.1" table:style-name="ce28">
            <text:p>15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Vonta Smith</text:p>
          </table:table-cell>
          <table:table-cell office:value-type="string" table:style-name="ce28">
            <text:p>PHI</text:p>
          </table:table-cell>
          <table:table-cell office:value-type="string" office:string-value="MIN" table:formula="of:=IFERROR(VLOOKUP(LEFT([.C14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float" office:value="80" table:style-name="ce28">
            <text:p>8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" table:style-name="ce28">
            <text:p>1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Quez Watkins</text:p>
          </table:table-cell>
          <table:table-cell office:value-type="string" table:style-name="ce28">
            <text:p>PHI</text:p>
          </table:table-cell>
          <table:table-cell office:value-type="string" office:string-value="MIN" table:formula="of:=IFERROR(VLOOKUP(LEFT([.C14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69" table:style-name="ce28">
            <text:p>69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4.9" table:style-name="ce28">
            <text:p>14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ebo Samuel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14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3" table:style-name="ce28">
            <text:p>53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44" table:style-name="ce28">
            <text:p>4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4.7" table:style-name="ce28">
            <text:p>14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iontae Johnson</text:p>
          </table:table-cell>
          <table:table-cell office:value-type="string" table:style-name="ce28">
            <text:p>PIT</text:p>
          </table:table-cell>
          <table:table-cell office:value-type="string" office:string-value="NE" table:formula="of:=IFERROR(VLOOKUP(LEFT([.C15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E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57" table:style-name="ce28">
            <text:p>5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13.7" table:style-name="ce28">
            <text:p>13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reshad Perriman</text:p>
          </table:table-cell>
          <table:table-cell office:value-type="string" table:style-name="ce28">
            <text:p>TB</text:p>
          </table:table-cell>
          <table:table-cell office:value-type="string" office:string-value="NO" table:formula="of:=IFERROR(VLOOKUP(LEFT([.C15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O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45" table:style-name="ce28">
            <text:p>45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5" table:style-name="ce28">
            <text:p>13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.J. Moore</text:p>
          </table:table-cell>
          <table:table-cell office:value-type="string" table:style-name="ce28">
            <text:p>CAR</text:p>
          </table:table-cell>
          <table:table-cell office:value-type="string" office:string-value="NYG" table:formula="of:=IFERROR(VLOOKUP(LEFT([.C15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G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43" table:style-name="ce28">
            <text:p>4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3" table:style-name="ce28">
            <text:p>13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shton Dulin</text:p>
          </table:table-cell>
          <table:table-cell office:value-type="string" table:style-name="ce28">
            <text:p>IND</text:p>
          </table:table-cell>
          <table:table-cell office:value-type="string" office:string-value="JAX" table:formula="of:=IFERROR(VLOOKUP(LEFT([.C15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JAX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79" table:style-name="ce28">
            <text:p>7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2" table:style-name="ce28">
            <text:p>13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sh Palmer</text:p>
          </table:table-cell>
          <table:table-cell office:value-type="string" table:style-name="ce28">
            <text:p>LAC</text:p>
          </table:table-cell>
          <table:table-cell office:value-type="string" office:string-value="KC" table:formula="of:=IFERROR(VLOOKUP(LEFT([.C15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KC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30" table:style-name="ce28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" table:style-name="ce28">
            <text:p>1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ustin Watson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15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50" table:style-name="ce28">
            <text:p>50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" table:style-name="ce28">
            <text:p>1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rquise Brown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15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68" table:style-name="ce28">
            <text:p>6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8" table:style-name="ce28">
            <text:p>12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sh Reynolds</text:p>
          </table:table-cell>
          <table:table-cell office:value-type="string" table:style-name="ce28">
            <text:p>DET</text:p>
          </table:table-cell>
          <table:table-cell office:value-type="string" office:string-value="WAS" table:formula="of:=IFERROR(VLOOKUP(LEFT([.C15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WAS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8" table:style-name="ce28">
            <text:p>38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8" table:style-name="ce28">
            <text:p>12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ammy Watkins</text:p>
          </table:table-cell>
          <table:table-cell office:value-type="string" table:style-name="ce28">
            <text:p>GB</text:p>
          </table:table-cell>
          <table:table-cell office:value-type="string" office:string-value="CHI" table:formula="of:=IFERROR(VLOOKUP(LEFT([.C15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H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93" table:style-name="ce28">
            <text:p>9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3" table:style-name="ce28">
            <text:p>12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vin Duvernay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15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42" table:style-name="ce28">
            <text:p>42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2" table:style-name="ce28">
            <text:p>12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erry McLaurin</text:p>
          </table:table-cell>
          <table:table-cell office:value-type="string" table:style-name="ce28">
            <text:p>WAS</text:p>
          </table:table-cell>
          <table:table-cell office:value-type="string" office:string-value="DET" table:formula="of:=IFERROR(VLOOKUP(LEFT([.C16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T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75" table:style-name="ce28">
            <text:p>7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2" table:style-name="ce28">
            <text:p>12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.J. Brown</text:p>
          </table:table-cell>
          <table:table-cell office:value-type="string" table:style-name="ce28">
            <text:p>PHI</text:p>
          </table:table-cell>
          <table:table-cell office:value-type="string" office:string-value="MIN" table:formula="of:=IFERROR(VLOOKUP(LEFT([.C16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69" table:style-name="ce28">
            <text:p>6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.9" table:style-name="ce28">
            <text:p>11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ck Hollins</text:p>
          </table:table-cell>
          <table:table-cell office:value-type="string" table:style-name="ce28">
            <text:p>LV</text:p>
          </table:table-cell>
          <table:table-cell office:value-type="string" office:string-value="ARI" table:formula="of:=IFERROR(VLOOKUP(LEFT([.C16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R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66" table:style-name="ce28">
            <text:p>6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.6" table:style-name="ce28">
            <text:p>11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randon Aiyuk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16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63" table:style-name="ce28">
            <text:p>6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.3" table:style-name="ce28">
            <text:p>11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hris Olave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16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80" table:style-name="ce28">
            <text:p>8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1" table:style-name="ce28">
            <text:p>1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Hunter Renfrow</text:p>
          </table:table-cell>
          <table:table-cell office:value-type="string" table:style-name="ce28">
            <text:p>LV</text:p>
          </table:table-cell>
          <table:table-cell office:value-type="string" office:string-value="ARI" table:formula="of:=IFERROR(VLOOKUP(LEFT([.C16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R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float" office:value="59" table:style-name="ce28">
            <text:p>5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0.9" table:style-name="ce28">
            <text:p>10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'Marr Chase</text:p>
          </table:table-cell>
          <table:table-cell office:value-type="string" table:style-name="ce28">
            <text:p>CIN</text:p>
          </table:table-cell>
          <table:table-cell office:value-type="string" office:string-value="DAL" table:formula="of:=IFERROR(VLOOKUP(LEFT([.C16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A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54" table:style-name="ce28">
            <text:p>5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.8" table:style-name="ce28">
            <text:p>10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ustin Jefferson</text:p>
          </table:table-cell>
          <table:table-cell office:value-type="string" table:style-name="ce28">
            <text:p>MIN</text:p>
          </table:table-cell>
          <table:table-cell office:value-type="string" office:string-value="PHI" table:formula="of:=IFERROR(VLOOKUP(LEFT([.C16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H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48" table:style-name="ce28">
            <text:p>4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.8" table:style-name="ce28">
            <text:p>10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ichie James</text:p>
          </table:table-cell>
          <table:table-cell office:value-type="string" table:style-name="ce28">
            <text:p>NYG</text:p>
          </table:table-cell>
          <table:table-cell office:value-type="string" office:string-value="CAR" table:formula="of:=IFERROR(VLOOKUP(LEFT([.C16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AR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51" table:style-name="ce28">
            <text:p>5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.1" table:style-name="ce28">
            <text:p>10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Olamide Zaccheaus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16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1" table:style-name="ce28">
            <text:p>21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.1" table:style-name="ce28">
            <text:p>10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Nico Collins</text:p>
          </table:table-cell>
          <table:table-cell office:value-type="string" table:style-name="ce28">
            <text:p>HOU</text:p>
          </table:table-cell>
          <table:table-cell office:value-type="string" office:string-value="DEN" table:formula="of:=IFERROR(VLOOKUP(LEFT([.C17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58" table:style-name="ce28">
            <text:p>5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8000000000000007" table:style-name="ce28">
            <text:p>9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randin Cooks</text:p>
          </table:table-cell>
          <table:table-cell office:value-type="string" table:style-name="ce28">
            <text:p>HOU</text:p>
          </table:table-cell>
          <table:table-cell office:value-type="string" office:string-value="DEN" table:formula="of:=IFERROR(VLOOKUP(LEFT([.C17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54" table:style-name="ce28">
            <text:p>5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4" table:style-name="ce28">
            <text:p>9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terling Shepard</text:p>
          </table:table-cell>
          <table:table-cell office:value-type="string" table:style-name="ce28">
            <text:p>NYG</text:p>
          </table:table-cell>
          <table:table-cell office:value-type="string" office:string-value="CAR" table:formula="of:=IFERROR(VLOOKUP(LEFT([.C17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AR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34" table:style-name="ce28">
            <text:p>3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4" table:style-name="ce28">
            <text:p>9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llen Lazard</text:p>
          </table:table-cell>
          <table:table-cell office:value-type="string" table:style-name="ce28">
            <text:p>GB</text:p>
          </table:table-cell>
          <table:table-cell office:value-type="string" office:string-value="CHI" table:formula="of:=IFERROR(VLOOKUP(LEFT([.C17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H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3" table:style-name="ce28">
            <text:p>1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3000000000000007" table:style-name="ce28">
            <text:p>9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vante Adams</text:p>
          </table:table-cell>
          <table:table-cell office:value-type="string" table:style-name="ce28">
            <text:p>LV</text:p>
          </table:table-cell>
          <table:table-cell office:value-type="string" office:string-value="ARI" table:formula="of:=IFERROR(VLOOKUP(LEFT([.C17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R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2" table:style-name="ce28">
            <text:p>12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1999999999999993" table:style-name="ce28">
            <text:p>9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dam Thielen</text:p>
          </table:table-cell>
          <table:table-cell office:value-type="string" table:style-name="ce28">
            <text:p>MIN</text:p>
          </table:table-cell>
          <table:table-cell office:value-type="string" office:string-value="PHI" table:formula="of:=IFERROR(VLOOKUP(LEFT([.C17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H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52" table:style-name="ce28">
            <text:p>5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1999999999999993" table:style-name="ce28">
            <text:p>9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ke Evans</text:p>
          </table:table-cell>
          <table:table-cell office:value-type="string" table:style-name="ce28">
            <text:p>TB</text:p>
          </table:table-cell>
          <table:table-cell office:value-type="string" office:string-value="NO" table:formula="of:=IFERROR(VLOOKUP(LEFT([.C17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O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61" table:style-name="ce28">
            <text:p>6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1" table:style-name="ce28">
            <text:p>9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reylon Burks</text:p>
          </table:table-cell>
          <table:table-cell office:value-type="string" table:style-name="ce28">
            <text:p>TEN</text:p>
          </table:table-cell>
          <table:table-cell office:value-type="string" office:string-value="BUF" table:formula="of:=IFERROR(VLOOKUP(LEFT([.C17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UF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47" table:style-name="ce28">
            <text:p>4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6999999999999993" table:style-name="ce28">
            <text:p>8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Andre Carter</text:p>
          </table:table-cell>
          <table:table-cell office:value-type="string" table:style-name="ce28">
            <text:p>LAC</text:p>
          </table:table-cell>
          <table:table-cell office:value-type="string" office:string-value="KC" table:formula="of:=IFERROR(VLOOKUP(LEFT([.C17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KC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55" table:style-name="ce28">
            <text:p>5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5" table:style-name="ce28">
            <text:p>8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marcus Robinson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17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2" table:style-name="ce28">
            <text:p>12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1999999999999993" table:style-name="ce28">
            <text:p>8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obert Woods</text:p>
          </table:table-cell>
          <table:table-cell office:value-type="string" table:style-name="ce28">
            <text:p>TEN</text:p>
          </table:table-cell>
          <table:table-cell office:value-type="string" office:string-value="BUF" table:formula="of:=IFERROR(VLOOKUP(LEFT([.C18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UF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39" table:style-name="ce28">
            <text:p>3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9" table:style-name="ce28">
            <text:p>7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ussell Gage</text:p>
          </table:table-cell>
          <table:table-cell office:value-type="string" table:style-name="ce28">
            <text:p>TB</text:p>
          </table:table-cell>
          <table:table-cell office:value-type="string" office:string-value="NO" table:formula="of:=IFERROR(VLOOKUP(LEFT([.C18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O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8" table:style-name="ce28">
            <text:p>7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haDarel Hodge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18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57" table:style-name="ce28">
            <text:p>5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7" table:style-name="ce28">
            <text:p>7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ecole Hardman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18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-4" table:style-name="ce28">
            <text:p>-4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49" table:style-name="ce28">
            <text:p>4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5" table:style-name="ce28">
            <text:p>7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K Metcalf</text:p>
          </table:table-cell>
          <table:table-cell office:value-type="string" table:style-name="ce28">
            <text:p>SEA</text:p>
          </table:table-cell>
          <table:table-cell office:value-type="string" office:string-value="SF" table:formula="of:=IFERROR(VLOOKUP(LEFT([.C18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F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35" table:style-name="ce28">
            <text:p>3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5" table:style-name="ce28">
            <text:p>7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iver Cracraft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18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2" table:style-name="ce28">
            <text:p>7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cott Miller</text:p>
          </table:table-cell>
          <table:table-cell office:value-type="string" table:style-name="ce28">
            <text:p>TB</text:p>
          </table:table-cell>
          <table:table-cell office:value-type="string" office:string-value="NO" table:formula="of:=IFERROR(VLOOKUP(LEFT([.C18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O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4" table:style-name="ce28">
            <text:p>3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2" table:style-name="ce28">
            <text:p>7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ke Kumerow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18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50" table:style-name="ce28">
            <text:p>5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andall Cobb</text:p>
          </table:table-cell>
          <table:table-cell office:value-type="string" table:style-name="ce28">
            <text:p>GB</text:p>
          </table:table-cell>
          <table:table-cell office:value-type="string" office:string-value="CHI" table:formula="of:=IFERROR(VLOOKUP(LEFT([.C18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H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7" table:style-name="ce28">
            <text:p>3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7" table:style-name="ce28">
            <text:p>6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vid Sills</text:p>
          </table:table-cell>
          <table:table-cell office:value-type="string" table:style-name="ce28">
            <text:p>NYG</text:p>
          </table:table-cell>
          <table:table-cell office:value-type="string" office:string-value="CAR" table:formula="of:=IFERROR(VLOOKUP(LEFT([.C18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AR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7" table:style-name="ce28">
            <text:p>3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7" table:style-name="ce28">
            <text:p>6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hase Claypool</text:p>
          </table:table-cell>
          <table:table-cell office:value-type="string" table:style-name="ce28">
            <text:p>PIT</text:p>
          </table:table-cell>
          <table:table-cell office:value-type="string" office:string-value="NE" table:formula="of:=IFERROR(VLOOKUP(LEFT([.C19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E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6" table:style-name="ce28">
            <text:p>6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.J. Green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19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6.6" table:style-name="ce28">
            <text:p>6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rvis Landry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19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25" table:style-name="ce28">
            <text:p>2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5" table:style-name="ce28">
            <text:p>6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Elijah Moore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19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-6" table:style-name="ce28">
            <text:p>-6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41" table:style-name="ce28">
            <text:p>4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5" table:style-name="ce28">
            <text:p>6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rvin Jones</text:p>
          </table:table-cell>
          <table:table-cell office:value-type="string" table:style-name="ce28">
            <text:p>JAX</text:p>
          </table:table-cell>
          <table:table-cell office:value-type="string" office:string-value="IND" table:formula="of:=IFERROR(VLOOKUP(LEFT([.C19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IND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3" table:style-name="ce28">
            <text:p>3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3" table:style-name="ce28">
            <text:p>6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Equanimeous St. Brown</text:p>
          </table:table-cell>
          <table:table-cell office:value-type="string" table:style-name="ce28">
            <text:p>CHI</text:p>
          </table:table-cell>
          <table:table-cell office:value-type="string" office:string-value="GB" table:formula="of:=IFERROR(VLOOKUP(LEFT([.C19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GB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39" table:style-name="ce28">
            <text:p>3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.9" table:style-name="ce28">
            <text:p>5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ler Boyd</text:p>
          </table:table-cell>
          <table:table-cell office:value-type="string" table:style-name="ce28">
            <text:p>CIN</text:p>
          </table:table-cell>
          <table:table-cell office:value-type="string" office:string-value="DAL" table:formula="of:=IFERROR(VLOOKUP(LEFT([.C19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A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5.7" table:style-name="ce28">
            <text:p>5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Isaiah McKenzie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19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37" table:style-name="ce28">
            <text:p>3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.7" table:style-name="ce28">
            <text:p>5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Zay Jones</text:p>
          </table:table-cell>
          <table:table-cell office:value-type="string" table:style-name="ce28">
            <text:p>JAX</text:p>
          </table:table-cell>
          <table:table-cell office:value-type="string" office:string-value="IND" table:formula="of:=IFERROR(VLOOKUP(LEFT([.C19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IND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23" table:style-name="ce28">
            <text:p>2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.3" table:style-name="ce28">
            <text:p>5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rie Cleveland</text:p>
          </table:table-cell>
          <table:table-cell office:value-type="string" table:style-name="ce28">
            <text:p>DEN</text:p>
          </table:table-cell>
          <table:table-cell office:value-type="string" office:string-value="HOU" table:formula="of:=IFERROR(VLOOKUP(LEFT([.C19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HOU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8" table:style-name="ce28">
            <text:p>4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omeo Doubs</text:p>
          </table:table-cell>
          <table:table-cell office:value-type="string" table:style-name="ce28">
            <text:p>GB</text:p>
          </table:table-cell>
          <table:table-cell office:value-type="string" office:string-value="CHI" table:formula="of:=IFERROR(VLOOKUP(LEFT([.C20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H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7" table:style-name="ce28">
            <text:p>4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.J. Osborn</text:p>
          </table:table-cell>
          <table:table-cell office:value-type="string" table:style-name="ce28">
            <text:p>MIN</text:p>
          </table:table-cell>
          <table:table-cell office:value-type="string" office:string-value="PHI" table:formula="of:=IFERROR(VLOOKUP(LEFT([.C20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H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5" table:style-name="ce28">
            <text:p>2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5" table:style-name="ce28">
            <text:p>4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zmon Patmon</text:p>
          </table:table-cell>
          <table:table-cell office:value-type="string" table:style-name="ce28">
            <text:p>IND</text:p>
          </table:table-cell>
          <table:table-cell office:value-type="string" office:string-value="JAX" table:formula="of:=IFERROR(VLOOKUP(LEFT([.C20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JAX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4" table:style-name="ce28">
            <text:p>2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4000000000000004" table:style-name="ce28">
            <text:p>4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obbie Anderson</text:p>
          </table:table-cell>
          <table:table-cell office:value-type="string" table:style-name="ce28">
            <text:p>CAR</text:p>
          </table:table-cell>
          <table:table-cell office:value-type="string" office:string-value="NYG" table:formula="of:=IFERROR(VLOOKUP(LEFT([.C20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G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2" table:style-name="ce28">
            <text:p>3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4.2" table:style-name="ce28">
            <text:p>4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uJu Smith-Schuster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20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10" table:style-name="ce28">
            <text:p>1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hristian Watson</text:p>
          </table:table-cell>
          <table:table-cell office:value-type="string" table:style-name="ce28">
            <text:p>GB</text:p>
          </table:table-cell>
          <table:table-cell office:value-type="string" office:string-value="CHI" table:formula="of:=IFERROR(VLOOKUP(LEFT([.C20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H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9" table:style-name="ce28">
            <text:p>3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endrick Bourne</text:p>
          </table:table-cell>
          <table:table-cell office:value-type="string" table:style-name="ce28">
            <text:p>NE</text:p>
          </table:table-cell>
          <table:table-cell office:value-type="string" office:string-value="PIT" table:formula="of:=IFERROR(VLOOKUP(LEFT([.C20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IT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6" table:style-name="ce28">
            <text:p>3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en Skowronek</text:p>
          </table:table-cell>
          <table:table-cell office:value-type="string" table:style-name="ce28">
            <text:p>LA</text:p>
          </table:table-cell>
          <table:table-cell office:value-type="string" office:string-value="ATL" table:formula="of:=IFERROR(VLOOKUP(LEFT([.C20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T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6" table:style-name="ce28">
            <text:p>3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hris Moore</text:p>
          </table:table-cell>
          <table:table-cell office:value-type="string" table:style-name="ce28">
            <text:p>HOU</text:p>
          </table:table-cell>
          <table:table-cell office:value-type="string" office:string-value="DEN" table:formula="of:=IFERROR(VLOOKUP(LEFT([.C20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4" table:style-name="ce28">
            <text:p>3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Zach Pascal</text:p>
          </table:table-cell>
          <table:table-cell office:value-type="string" table:style-name="ce28">
            <text:p>PHI</text:p>
          </table:table-cell>
          <table:table-cell office:value-type="string" office:string-value="MIN" table:formula="of:=IFERROR(VLOOKUP(LEFT([.C20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4" table:style-name="ce28">
            <text:p>3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len Reagor</text:p>
          </table:table-cell>
          <table:table-cell office:value-type="string" table:style-name="ce28">
            <text:p>MIN</text:p>
          </table:table-cell>
          <table:table-cell office:value-type="string" office:string-value="PHI" table:formula="of:=IFERROR(VLOOKUP(LEFT([.C21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HI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4" table:style-name="ce28">
            <text:p>3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George Pickens</text:p>
          </table:table-cell>
          <table:table-cell office:value-type="string" table:style-name="ce28">
            <text:p>PIT</text:p>
          </table:table-cell>
          <table:table-cell office:value-type="string" office:string-value="NE" table:formula="of:=IFERROR(VLOOKUP(LEFT([.C21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E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3" table:style-name="ce28">
            <text:p>2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3" table:style-name="ce28">
            <text:p>3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ke Strachan</text:p>
          </table:table-cell>
          <table:table-cell office:value-type="string" table:style-name="ce28">
            <text:p>IND</text:p>
          </table:table-cell>
          <table:table-cell office:value-type="string" office:string-value="JAX" table:formula="of:=IFERROR(VLOOKUP(LEFT([.C21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JAX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3" table:style-name="ce28">
            <text:p>2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3" table:style-name="ce28">
            <text:p>3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rquez Valdes-Scantling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21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3" table:style-name="ce28">
            <text:p>3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ndre Baccellia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21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2" table:style-name="ce28">
            <text:p>3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endall Hinton</text:p>
          </table:table-cell>
          <table:table-cell office:value-type="string" table:style-name="ce28">
            <text:p>DEN</text:p>
          </table:table-cell>
          <table:table-cell office:value-type="string" office:string-value="HOU" table:formula="of:=IFERROR(VLOOKUP(LEFT([.C21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HOU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rent Sherfield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21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9" table:style-name="ce28">
            <text:p>2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eff Smith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21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7" table:style-name="ce28">
            <text:p>2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mison Crowder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21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6" table:style-name="ce28">
            <text:p>2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ay-Ray McCloud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21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6" table:style-name="ce28">
            <text:p>2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Nick Westbrook-Ikhine</text:p>
          </table:table-cell>
          <table:table-cell office:value-type="string" table:style-name="ce28">
            <text:p>TEN</text:p>
          </table:table-cell>
          <table:table-cell office:value-type="string" office:string-value="BUF" table:formula="of:=IFERROR(VLOOKUP(LEFT([.C22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UF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2999999999999998" table:style-name="ce28">
            <text:p>2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raxton Berrios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22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2" table:style-name="ce28">
            <text:p>2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2000000000000002" table:style-name="ce28">
            <text:p>2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erry Jeudy</text:p>
          </table:table-cell>
          <table:table-cell office:value-type="string" table:style-name="ce28">
            <text:p>DEN</text:p>
          </table:table-cell>
          <table:table-cell office:value-type="string" office:string-value="HOU" table:formula="of:=IFERROR(VLOOKUP(LEFT([.C22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HOU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1" table:style-name="ce28">
            <text:p>1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2000000000000002" table:style-name="ce28">
            <text:p>2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Lil'Jordan Humphrey</text:p>
          </table:table-cell>
          <table:table-cell office:value-type="string" table:style-name="ce28">
            <text:p>NE</text:p>
          </table:table-cell>
          <table:table-cell office:value-type="string" office:string-value="PIT" table:formula="of:=IFERROR(VLOOKUP(LEFT([.C22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IT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1" table:style-name="ce28">
            <text:p>1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1" table:style-name="ce28">
            <text:p>2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adarius Toney</text:p>
          </table:table-cell>
          <table:table-cell office:value-type="string" table:style-name="ce28">
            <text:p>NYG</text:p>
          </table:table-cell>
          <table:table-cell office:value-type="string" office:string-value="CAR" table:formula="of:=IFERROR(VLOOKUP(LEFT([.C22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AR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eonte Harty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22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9" table:style-name="ce28">
            <text:p>1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lan Wallace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22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9" table:style-name="ce28">
            <text:p>1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ontrell Washington</text:p>
          </table:table-cell>
          <table:table-cell office:value-type="string" table:style-name="ce28">
            <text:p>DEN</text:p>
          </table:table-cell>
          <table:table-cell office:value-type="string" office:string-value="HOU" table:formula="of:=IFERROR(VLOOKUP(LEFT([.C22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HOU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9" table:style-name="ce28">
            <text:p>1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9" table:style-name="ce28">
            <text:p>1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vid Bell</text:p>
          </table:table-cell>
          <table:table-cell office:value-type="string" table:style-name="ce28">
            <text:p>CLE</text:p>
          </table:table-cell>
          <table:table-cell office:value-type="string" office:string-value="NYJ" table:formula="of:=IFERROR(VLOOKUP(LEFT([.C22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J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6" table:style-name="ce28">
            <text:p>1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'Wayne Eskridge</text:p>
          </table:table-cell>
          <table:table-cell office:value-type="string" table:style-name="ce28">
            <text:p>SEA</text:p>
          </table:table-cell>
          <table:table-cell office:value-type="string" office:string-value="SF" table:formula="of:=IFERROR(VLOOKUP(LEFT([.C22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F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6" table:style-name="ce28">
            <text:p>1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x Milne</text:p>
          </table:table-cell>
          <table:table-cell office:value-type="string" table:style-name="ce28">
            <text:p>WAS</text:p>
          </table:table-cell>
          <table:table-cell office:value-type="string" office:string-value="DET" table:formula="of:=IFERROR(VLOOKUP(LEFT([.C23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T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6" table:style-name="ce28">
            <text:p>1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uan Jennings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23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4" table:style-name="ce28">
            <text:p>1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ryan Edwards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23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2" table:style-name="ce28">
            <text:p>1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hi Smith</text:p>
          </table:table-cell>
          <table:table-cell office:value-type="string" table:style-name="ce28">
            <text:p>CAR</text:p>
          </table:table-cell>
          <table:table-cell office:value-type="string" office:string-value="NYG" table:formula="of:=IFERROR(VLOOKUP(LEFT([.C23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G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2" table:style-name="ce28">
            <text:p>1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rnell Mooney</text:p>
          </table:table-cell>
          <table:table-cell office:value-type="string" table:style-name="ce28">
            <text:p>CHI</text:p>
          </table:table-cell>
          <table:table-cell office:value-type="string" office:string-value="GB" table:formula="of:=IFERROR(VLOOKUP(LEFT([.C23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GB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-4" table:style-name="ce28">
            <text:p>-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6" table:style-name="ce28">
            <text:p>0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aVontae Turpin</text:p>
          </table:table-cell>
          <table:table-cell office:value-type="string" table:style-name="ce28">
            <text:p>DAL</text:p>
          </table:table-cell>
          <table:table-cell office:value-type="string" office:string-value="CIN" table:formula="of:=IFERROR(VLOOKUP(LEFT([.C23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IN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3" table:style-name="ce28">
            <text:p>0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amal Agnew</text:p>
          </table:table-cell>
          <table:table-cell office:value-type="string" table:style-name="ce28">
            <text:p>JAX</text:p>
          </table:table-cell>
          <table:table-cell office:value-type="string" office:string-value="IND" table:formula="of:=IFERROR(VLOOKUP(LEFT([.C23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IND</text:p>
          </table:table-cell>
          <table:table-cell office:value-type="string" table:style-name="ce28">
            <text:p>WR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1" table:style-name="ce28">
            <text:p>0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ark Andrews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23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float" office:value="9" table:style-name="ce28">
            <text:p>9</text:p>
          </table:table-cell>
          <table:table-cell office:value-type="float" office:value="104" table:style-name="ce28">
            <text:p>104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5.7" table:style-name="ce28">
            <text:p>25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rren Waller</text:p>
          </table:table-cell>
          <table:table-cell office:value-type="string" table:style-name="ce28">
            <text:p>LV</text:p>
          </table:table-cell>
          <table:table-cell office:value-type="string" office:string-value="ARI" table:formula="of:=IFERROR(VLOOKUP(LEFT([.C23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RI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50" table:style-name="ce28">
            <text:p>50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7" table:style-name="ce28">
            <text:p>1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Zach Ertz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23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" table:style-name="ce28">
            <text:p>8</text:p>
          </table:table-cell>
          <table:table-cell office:value-type="float" office:value="75" table:style-name="ce28">
            <text:p>7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5.5" table:style-name="ce28">
            <text:p>15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Irv Smith</text:p>
          </table:table-cell>
          <table:table-cell office:value-type="string" table:style-name="ce28">
            <text:p>MIN</text:p>
          </table:table-cell>
          <table:table-cell office:value-type="string" office:string-value="PHI" table:formula="of:=IFERROR(VLOOKUP(LEFT([.C24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HI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36" table:style-name="ce28">
            <text:p>36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4.6" table:style-name="ce28">
            <text:p>14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ke Gesicki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24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41" table:style-name="ce28">
            <text:p>41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4.1" table:style-name="ce28">
            <text:p>14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ler Higbee</text:p>
          </table:table-cell>
          <table:table-cell office:value-type="string" table:style-name="ce28">
            <text:p>LA</text:p>
          </table:table-cell>
          <table:table-cell office:value-type="string" office:string-value="ATL" table:formula="of:=IFERROR(VLOOKUP(LEFT([.C24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TL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float" office:value="71" table:style-name="ce28">
            <text:p>7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4.1" table:style-name="ce28">
            <text:p>14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llas Goedert</text:p>
          </table:table-cell>
          <table:table-cell office:value-type="string" table:style-name="ce28">
            <text:p>PHI</text:p>
          </table:table-cell>
          <table:table-cell office:value-type="string" office:string-value="MIN" table:formula="of:=IFERROR(VLOOKUP(LEFT([.C24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N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82" table:style-name="ce28">
            <text:p>8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2" table:style-name="ce28">
            <text:p>13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Gerald Everett</text:p>
          </table:table-cell>
          <table:table-cell office:value-type="string" table:style-name="ce28">
            <text:p>LAC</text:p>
          </table:table-cell>
          <table:table-cell office:value-type="string" office:string-value="KC" table:formula="of:=IFERROR(VLOOKUP(LEFT([.C24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KC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71" table:style-name="ce28">
            <text:p>7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3.1" table:style-name="ce28">
            <text:p>13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Logan Thomas</text:p>
          </table:table-cell>
          <table:table-cell office:value-type="string" table:style-name="ce28">
            <text:p>WAS</text:p>
          </table:table-cell>
          <table:table-cell office:value-type="string" office:string-value="DET" table:formula="of:=IFERROR(VLOOKUP(LEFT([.C24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T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7" table:style-name="ce28">
            <text:p>37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7" table:style-name="ce28">
            <text:p>12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Pat Freiermuth</text:p>
          </table:table-cell>
          <table:table-cell office:value-type="string" table:style-name="ce28">
            <text:p>PIT</text:p>
          </table:table-cell>
          <table:table-cell office:value-type="string" office:string-value="NE" table:formula="of:=IFERROR(VLOOKUP(LEFT([.C24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E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22" table:style-name="ce28">
            <text:p>22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2.2" table:style-name="ce28">
            <text:p>12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Evan Engram</text:p>
          </table:table-cell>
          <table:table-cell office:value-type="string" table:style-name="ce28">
            <text:p>JAX</text:p>
          </table:table-cell>
          <table:table-cell office:value-type="string" office:string-value="IND" table:formula="of:=IFERROR(VLOOKUP(LEFT([.C24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IND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" table:style-name="ce28">
            <text:p>7</text:p>
          </table:table-cell>
          <table:table-cell office:value-type="float" office:value="46" table:style-name="ce28">
            <text:p>4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1.6" table:style-name="ce28">
            <text:p>11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oss Dwelley</text:p>
          </table:table-cell>
          <table:table-cell office:value-type="string" table:style-name="ce28">
            <text:p>SF</text:p>
          </table:table-cell>
          <table:table-cell office:value-type="string" office:string-value="SEA" table:formula="of:=IFERROR(VLOOKUP(LEFT([.C24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EA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38" table:style-name="ce28">
            <text:p>38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.8" table:style-name="ce28">
            <text:p>10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ravis Kelce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24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51" table:style-name="ce28">
            <text:p>5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.1" table:style-name="ce28">
            <text:p>10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yler Conklin</text:p>
          </table:table-cell>
          <table:table-cell office:value-type="string" table:style-name="ce28">
            <text:p>NYJ</text:p>
          </table:table-cell>
          <table:table-cell office:value-type="string" office:string-value="CLE" table:formula="of:=IFERROR(VLOOKUP(LEFT([.C25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LE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office:value-type="float" office:value="40" table:style-name="ce28">
            <text:p>4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0" table:style-name="ce28">
            <text:p>10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eggie Gilliam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25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7" table:style-name="ce28">
            <text:p>17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6999999999999993" table:style-name="ce28">
            <text:p>9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Eric Saubert</text:p>
          </table:table-cell>
          <table:table-cell office:value-type="string" table:style-name="ce28">
            <text:p>DEN</text:p>
          </table:table-cell>
          <table:table-cell office:value-type="string" office:string-value="HOU" table:formula="of:=IFERROR(VLOOKUP(LEFT([.C25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HOU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2" table:style-name="ce28">
            <text:p>22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9.1999999999999993" table:style-name="ce28">
            <text:p>9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niel Bellinger</text:p>
          </table:table-cell>
          <table:table-cell office:value-type="string" table:style-name="ce28">
            <text:p>NYG</text:p>
          </table:table-cell>
          <table:table-cell office:value-type="string" office:string-value="CAR" table:formula="of:=IFERROR(VLOOKUP(LEFT([.C25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AR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6" table:style-name="ce28">
            <text:p>16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6" table:style-name="ce28">
            <text:p>8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Isaiah Likely</text:p>
          </table:table-cell>
          <table:table-cell office:value-type="string" table:style-name="ce28">
            <text:p>BAL</text:p>
          </table:table-cell>
          <table:table-cell office:value-type="string" office:string-value="MIA" table:formula="of:=IFERROR(VLOOKUP(LEFT([.C25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MIA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43" table:style-name="ce28">
            <text:p>4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3000000000000007" table:style-name="ce28">
            <text:p>8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wson Knox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25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41" table:style-name="ce28">
            <text:p>4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.1" table:style-name="ce28">
            <text:p>8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uwan Johnson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25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40" table:style-name="ce28">
            <text:p>4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8" table:style-name="ce28">
            <text:p>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Harrison Bryant</text:p>
          </table:table-cell>
          <table:table-cell office:value-type="string" table:style-name="ce28">
            <text:p>CLE</text:p>
          </table:table-cell>
          <table:table-cell office:value-type="string" office:string-value="NYJ" table:formula="of:=IFERROR(VLOOKUP(LEFT([.C25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J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45" table:style-name="ce28">
            <text:p>4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5" table:style-name="ce28">
            <text:p>7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Hayden Hurst</text:p>
          </table:table-cell>
          <table:table-cell office:value-type="string" table:style-name="ce28">
            <text:p>CIN</text:p>
          </table:table-cell>
          <table:table-cell office:value-type="string" office:string-value="DAL" table:formula="of:=IFERROR(VLOOKUP(LEFT([.C25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AL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" table:style-name="ce28">
            <text:p>5</text:p>
          </table:table-cell>
          <table:table-cell office:value-type="float" office:value="24" table:style-name="ce28">
            <text:p>2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7.4" table:style-name="ce28">
            <text:p>7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vid Njoku</text:p>
          </table:table-cell>
          <table:table-cell office:value-type="string" table:style-name="ce28">
            <text:p>CLE</text:p>
          </table:table-cell>
          <table:table-cell office:value-type="string" office:string-value="NYJ" table:formula="of:=IFERROR(VLOOKUP(LEFT([.C25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J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2" table:style-name="ce28">
            <text:p>3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.2" table:style-name="ce28">
            <text:p>6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Foster Moreau</text:p>
          </table:table-cell>
          <table:table-cell office:value-type="string" table:style-name="ce28">
            <text:p>LV</text:p>
          </table:table-cell>
          <table:table-cell office:value-type="string" office:string-value="ARI" table:formula="of:=IFERROR(VLOOKUP(LEFT([.C26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ARI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30" table:style-name="ce28">
            <text:p>30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6" table:style-name="ce28">
            <text:p>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.J. Hockenson</text:p>
          </table:table-cell>
          <table:table-cell office:value-type="string" table:style-name="ce28">
            <text:p>DET</text:p>
          </table:table-cell>
          <table:table-cell office:value-type="string" office:string-value="WAS" table:formula="of:=IFERROR(VLOOKUP(LEFT([.C26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WAS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.6" table:style-name="ce28">
            <text:p>5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Pharaoh Brown</text:p>
          </table:table-cell>
          <table:table-cell office:value-type="string" table:style-name="ce28">
            <text:p>CLE</text:p>
          </table:table-cell>
          <table:table-cell office:value-type="string" office:string-value="NYJ" table:formula="of:=IFERROR(VLOOKUP(LEFT([.C26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J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" table:style-name="ce28">
            <text:p>3</text:p>
          </table:table-cell>
          <table:table-cell office:value-type="float" office:value="24" table:style-name="ce28">
            <text:p>2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5.4" table:style-name="ce28">
            <text:p>5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hnny Mundt</text:p>
          </table:table-cell>
          <table:table-cell office:value-type="string" table:style-name="ce28">
            <text:p>MIN</text:p>
          </table:table-cell>
          <table:table-cell office:value-type="string" office:string-value="PHI" table:formula="of:=IFERROR(VLOOKUP(LEFT([.C26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PHI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8" table:style-name="ce28">
            <text:p>4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anner Hudson</text:p>
          </table:table-cell>
          <table:table-cell office:value-type="string" table:style-name="ce28">
            <text:p>NYG</text:p>
          </table:table-cell>
          <table:table-cell office:value-type="string" office:string-value="CAR" table:formula="of:=IFERROR(VLOOKUP(LEFT([.C26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AR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22" table:style-name="ce28">
            <text:p>2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4.2" table:style-name="ce28">
            <text:p>4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yle Pitts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26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9" table:style-name="ce28">
            <text:p>1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9" table:style-name="ce28">
            <text:p>3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John Bates</text:p>
          </table:table-cell>
          <table:table-cell office:value-type="string" table:style-name="ce28">
            <text:p>WAS</text:p>
          </table:table-cell>
          <table:table-cell office:value-type="string" office:string-value="DET" table:formula="of:=IFERROR(VLOOKUP(LEFT([.C26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T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5" table:style-name="ce28">
            <text:p>3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rock Wright</text:p>
          </table:table-cell>
          <table:table-cell office:value-type="string" table:style-name="ce28">
            <text:p>DET</text:p>
          </table:table-cell>
          <table:table-cell office:value-type="string" office:string-value="WAS" table:formula="of:=IFERROR(VLOOKUP(LEFT([.C26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WAS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5" table:style-name="ce28">
            <text:p>2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5" table:style-name="ce28">
            <text:p>3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Kylen Granson</text:p>
          </table:table-cell>
          <table:table-cell office:value-type="string" table:style-name="ce28">
            <text:p>IND</text:p>
          </table:table-cell>
          <table:table-cell office:value-type="string" office:string-value="JAX" table:formula="of:=IFERROR(VLOOKUP(LEFT([.C26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JAX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4" table:style-name="ce28">
            <text:p>3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Noah Gray</text:p>
          </table:table-cell>
          <table:table-cell office:value-type="string" table:style-name="ce28">
            <text:p>KC</text:p>
          </table:table-cell>
          <table:table-cell office:value-type="string" office:string-value="LAC" table:formula="of:=IFERROR(VLOOKUP(LEFT([.C26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C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2" table:style-name="ce28">
            <text:p>3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Noah Fant</text:p>
          </table:table-cell>
          <table:table-cell office:value-type="string" table:style-name="ce28">
            <text:p>SEA</text:p>
          </table:table-cell>
          <table:table-cell office:value-type="string" office:string-value="SF" table:formula="of:=IFERROR(VLOOKUP(LEFT([.C27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F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1" table:style-name="ce28">
            <text:p>1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1" table:style-name="ce28">
            <text:p>3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obert Tonyan</text:p>
          </table:table-cell>
          <table:table-cell office:value-type="string" table:style-name="ce28">
            <text:p>GB</text:p>
          </table:table-cell>
          <table:table-cell office:value-type="string" office:string-value="CHI" table:formula="of:=IFERROR(VLOOKUP(LEFT([.C27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HI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1" table:style-name="ce28">
            <text:p>11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3.1" table:style-name="ce28">
            <text:p>3.1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Austin Hooper</text:p>
          </table:table-cell>
          <table:table-cell office:value-type="string" table:style-name="ce28">
            <text:p>TEN</text:p>
          </table:table-cell>
          <table:table-cell office:value-type="string" office:string-value="BUF" table:formula="of:=IFERROR(VLOOKUP(LEFT([.C27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UF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9" table:style-name="ce28">
            <text:p>1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9" table:style-name="ce28">
            <text:p>2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Ryan Griffin</text:p>
          </table:table-cell>
          <table:table-cell office:value-type="string" table:style-name="ce28">
            <text:p>CHI</text:p>
          </table:table-cell>
          <table:table-cell office:value-type="string" office:string-value="GB" table:formula="of:=IFERROR(VLOOKUP(LEFT([.C27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GB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8" table:style-name="ce28">
            <text:p>1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8" table:style-name="ce28">
            <text:p>2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Giovanni Ricci</text:p>
          </table:table-cell>
          <table:table-cell office:value-type="string" table:style-name="ce28">
            <text:p>CAR</text:p>
          </table:table-cell>
          <table:table-cell office:value-type="string" office:string-value="NYG" table:formula="of:=IFERROR(VLOOKUP(LEFT([.C27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G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6" table:style-name="ce28">
            <text:p>2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Brevin Jordan</text:p>
          </table:table-cell>
          <table:table-cell office:value-type="string" table:style-name="ce28">
            <text:p>HOU</text:p>
          </table:table-cell>
          <table:table-cell office:value-type="string" office:string-value="DEN" table:formula="of:=IFERROR(VLOOKUP(LEFT([.C27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N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2999999999999998" table:style-name="ce28">
            <text:p>2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tephen Sullivan</text:p>
          </table:table-cell>
          <table:table-cell office:value-type="string" table:style-name="ce28">
            <text:p>CAR</text:p>
          </table:table-cell>
          <table:table-cell office:value-type="string" office:string-value="NYG" table:formula="of:=IFERROR(VLOOKUP(LEFT([.C27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G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2999999999999998" table:style-name="ce28">
            <text:p>2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Ian Thomas</text:p>
          </table:table-cell>
          <table:table-cell office:value-type="string" table:style-name="ce28">
            <text:p>CAR</text:p>
          </table:table-cell>
          <table:table-cell office:value-type="string" office:string-value="NYG" table:formula="of:=IFERROR(VLOOKUP(LEFT([.C27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YG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.2999999999999998" table:style-name="ce28">
            <text:p>2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Will Dissly</text:p>
          </table:table-cell>
          <table:table-cell office:value-type="string" table:style-name="ce28">
            <text:p>SEA</text:p>
          </table:table-cell>
          <table:table-cell office:value-type="string" office:string-value="SF" table:formula="of:=IFERROR(VLOOKUP(LEFT([.C27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SF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o Alie-Cox</text:p>
          </table:table-cell>
          <table:table-cell office:value-type="string" table:style-name="ce28">
            <text:p>IND</text:p>
          </table:table-cell>
          <table:table-cell office:value-type="string" office:string-value="JAX" table:formula="of:=IFERROR(VLOOKUP(LEFT([.C27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JAX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9" table:style-name="ce28">
            <text:p>1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ameron Brate</text:p>
          </table:table-cell>
          <table:table-cell office:value-type="string" table:style-name="ce28">
            <text:p>TB</text:p>
          </table:table-cell>
          <table:table-cell office:value-type="string" office:string-value="NO" table:formula="of:=IFERROR(VLOOKUP(LEFT([.C28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O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8">
            <text:p>9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9" table:style-name="ce28">
            <text:p>1.9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n Arnold</text:p>
          </table:table-cell>
          <table:table-cell office:value-type="string" table:style-name="ce28">
            <text:p>JAX</text:p>
          </table:table-cell>
          <table:table-cell office:value-type="string" office:string-value="IND" table:formula="of:=IFERROR(VLOOKUP(LEFT([.C28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IND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8" table:style-name="ce28">
            <text:p>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8" table:style-name="ce28">
            <text:p>1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alton Schultz</text:p>
          </table:table-cell>
          <table:table-cell office:value-type="string" table:style-name="ce28">
            <text:p>DAL</text:p>
          </table:table-cell>
          <table:table-cell office:value-type="string" office:string-value="CIN" table:formula="of:=IFERROR(VLOOKUP(LEFT([.C282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CIN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2" table:style-name="ce28">
            <text:p>2</text:p>
          </table:table-cell>
          <table:table-cell office:value-type="float" office:value="18" table:style-name="ce28">
            <text:p>18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.8" table:style-name="ce28">
            <text:p>1.8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O.J. Howard</text:p>
          </table:table-cell>
          <table:table-cell office:value-type="string" table:style-name="ce28">
            <text:p>HOU</text:p>
          </table:table-cell>
          <table:table-cell office:value-type="string" office:string-value="DEN" table:formula="of:=IFERROR(VLOOKUP(LEFT([.C283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EN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7" table:style-name="ce28">
            <text:p>7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7" table:style-name="ce28">
            <text:p>1.7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Quintin Morris</text:p>
          </table:table-cell>
          <table:table-cell office:value-type="string" table:style-name="ce28">
            <text:p>BUF</text:p>
          </table:table-cell>
          <table:table-cell office:value-type="string" office:string-value="TEN" table:formula="of:=IFERROR(VLOOKUP(LEFT([.C284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EN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6" table:style-name="ce28">
            <text:p>1.6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Parker Hesse</text:p>
          </table:table-cell>
          <table:table-cell office:value-type="string" table:style-name="ce28">
            <text:p>ATL</text:p>
          </table:table-cell>
          <table:table-cell office:value-type="string" office:string-value="LA" table:formula="of:=IFERROR(VLOOKUP(LEFT([.C285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A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5" table:style-name="ce28">
            <text:p>1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urham Smythe</text:p>
          </table:table-cell>
          <table:table-cell office:value-type="string" table:style-name="ce28">
            <text:p>MIA</text:p>
          </table:table-cell>
          <table:table-cell office:value-type="string" office:string-value="BAL" table:formula="of:=IFERROR(VLOOKUP(LEFT([.C286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BAL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5" table:style-name="ce28">
            <text:p>5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5" table:style-name="ce28">
            <text:p>1.5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Taysom Hill</text:p>
          </table:table-cell>
          <table:table-cell office:value-type="string" table:style-name="ce28">
            <text:p>NO</text:p>
          </table:table-cell>
          <table:table-cell office:value-type="string" office:string-value="TB" table:formula="of:=IFERROR(VLOOKUP(LEFT([.C287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TB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4" table:style-name="ce28">
            <text:p>1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Cade Otton</text:p>
          </table:table-cell>
          <table:table-cell office:value-type="string" table:style-name="ce28">
            <text:p>TB</text:p>
          </table:table-cell>
          <table:table-cell office:value-type="string" office:string-value="NO" table:formula="of:=IFERROR(VLOOKUP(LEFT([.C288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NO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4" table:style-name="ce28">
            <text:p>1.4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Mitchell Wilcox</text:p>
          </table:table-cell>
          <table:table-cell office:value-type="string" table:style-name="ce28">
            <text:p>CIN</text:p>
          </table:table-cell>
          <table:table-cell office:value-type="string" office:string-value="DAL" table:formula="of:=IFERROR(VLOOKUP(LEFT([.C289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AL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3" table:style-name="ce28">
            <text:p>1.3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Stephen Anderson</text:p>
          </table:table-cell>
          <table:table-cell office:value-type="string" table:style-name="ce28">
            <text:p>ARI</text:p>
          </table:table-cell>
          <table:table-cell office:value-type="string" office:string-value="LV" table:formula="of:=IFERROR(VLOOKUP(LEFT([.C290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LV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.2" table:style-name="ce28">
            <text:p>1.2</text:p>
          </table:table-cell>
          <table:table-cell table:number-columns-repeated="16366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string" table:style-name="ce27">
            <text:p>Drew Sample</text:p>
          </table:table-cell>
          <table:table-cell office:value-type="string" table:style-name="ce28">
            <text:p>CIN</text:p>
          </table:table-cell>
          <table:table-cell office:value-type="string" office:string-value="DAL" table:formula="of:=IFERROR(VLOOKUP(LEFT([.C291];3);{&quot;MIA&quot;;&quot;BAL&quot;|&quot;BAL&quot;;&quot;MIA&quot;|&quot;NYJ&quot;;&quot;CLE&quot;|&quot;CLE&quot;;&quot;NYJ&quot;|&quot;WAS&quot;;&quot;DET&quot;|&quot;DET&quot;;&quot;WAS&quot;|&quot;IND&quot;;&quot;JAX&quot;|&quot;JAX&quot;;&quot;IND&quot;|&quot;TB&quot;;&quot;NO&quot;|&quot;NO&quot;;&quot;TB&quot;|&quot;CAR&quot;;&quot;NYG&quot;|&quot;NYG&quot;;&quot;CAR&quot;|&quot;NE&quot;;&quot;PIT&quot;|&quot;PIT&quot;;&quot;NE&quot;|&quot;SEA&quot;;&quot;SF&quot;|&quot;SF&quot;;&quot;SEA&quot;|&quot;ATL&quot;;&quot;LA&quot;|&quot;LA&quot;;&quot;ATL&quot;|&quot;CIN&quot;;&quot;DAL&quot;|&quot;DAL&quot;;&quot;CIN&quot;|&quot;HOU&quot;;&quot;DEN&quot;|&quot;DEN&quot;;&quot;HOU&quot;|&quot;ARI&quot;;&quot;LV&quot;|&quot;LV&quot;;&quot;ARI&quot;|&quot;CHI&quot;;&quot;GB&quot;|&quot;GB&quot;;&quot;CHI&quot;|&quot;TEN&quot;;&quot;BUF&quot;|&quot;BUF&quot;;&quot;TEN&quot;|&quot;MIN&quot;;&quot;PHI&quot;|&quot;PHI&quot;;&quot;MIN&quot;|&quot;KC&quot;;&quot;LAC&quot;|&quot;LAC&quot;;&quot;KC&quot;};2;0);&quot;&quot;)" table:style-name="ce13">
            <text:p>DAL</text:p>
          </table:table-cell>
          <table:table-cell office:value-type="string" table:style-name="ce28">
            <text:p>TE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-4" table:style-name="ce28">
            <text:p>-4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float" office:value="0.6" table:style-name="ce28">
            <text:p>0.6</text:p>
          </table:table-cell>
          <table:table-cell table:number-columns-repeated="16366"/>
        </table:table-row>
        <table:table-row table:style-name="ro1">
          <table:table-cell table:style-name="ce2"/>
          <table:table-cell table:style-name="ce5"/>
          <table:table-cell table:style-name="ce6"/>
          <table:table-cell office:value-type="string" office:string-value="" table:formula="of:=IFERROR(VLOOKUP(LEFT([.A296];1);{&quot;E&quot;;&quot;Txt for E&quot;|&quot;F&quot;;&quot;Txt for F&quot;|&quot;U&quot;;&quot;Txt for U&quot;};2;0);&quot;&quot;)" table:style-name="ce6"/>
          <table:table-cell table:number-columns-repeated="14" table:style-name="ce6"/>
          <table:table-cell table:number-columns-repeated="16366"/>
        </table:table-row>
        <table:table-row table:style-name="ro1">
          <table:table-cell table:style-name="ce2"/>
          <table:table-cell table:style-name="ce5"/>
          <table:table-cell table:style-name="ce6"/>
          <table:table-cell office:value-type="string" office:string-value="" table:formula="of:=IFERROR(VLOOKUP(LEFT([.A297];1);{&quot;E&quot;;&quot;Txt for E&quot;|&quot;F&quot;;&quot;Txt for F&quot;|&quot;U&quot;;&quot;Txt for U&quot;};2;0);&quot;&quot;)" table:style-name="ce6"/>
          <table:table-cell table:number-columns-repeated="14" table:style-name="ce6"/>
          <table:table-cell table:number-columns-repeated="16366"/>
        </table:table-row>
        <table:table-row table:style-name="ro1">
          <table:table-cell table:style-name="ce2"/>
          <table:table-cell office:value-type="string" table:style-name="ce5">
            <text:p>Kicker</text:p>
          </table:table-cell>
          <table:table-cell table:style-name="ce6"/>
          <table:table-cell office:value-type="string" office:string-value="" table:formula="of:=IFERROR(VLOOKUP(LEFT([.A298];1);{&quot;E&quot;;&quot;Txt for E&quot;|&quot;F&quot;;&quot;Txt for F&quot;|&quot;U&quot;;&quot;Txt for U&quot;};2;0);&quot;&quot;)" table:style-name="ce6"/>
          <table:table-cell table:number-columns-repeated="14" table:style-name="ce6"/>
          <table:table-cell table:number-columns-repeated="16366"/>
        </table:table-row>
        <table:table-row table:style-name="ro1">
          <table:table-cell table:style-name="ce2"/>
          <table:table-cell table:style-name="ce5"/>
          <table:table-cell table:style-name="ce6"/>
          <table:table-cell office:value-type="string" office:string-value="" table:formula="of:=IFERROR(VLOOKUP(LEFT([.A299];1);{&quot;E&quot;;&quot;Txt for E&quot;|&quot;F&quot;;&quot;Txt for F&quot;|&quot;U&quot;;&quot;Txt for U&quot;};2;0);&quot;&quot;)" table:style-name="ce6"/>
          <table:table-cell table:number-columns-repeated="14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Graham Gano</text:p>
          </table:table-cell>
          <table:table-cell office:value-type="string" table:style-name="ce4">
            <text:p>NYG</text:p>
          </table:table-cell>
          <table:table-cell office:value-type="string" office:string-value="" table:formula="of:=IFERROR(VLOOKUP(LEFT([.A300];1);{&quot;E&quot;;&quot;Txt for E&quot;|&quot;F&quot;;&quot;Txt for F&quot;|&quot;U&quot;;&quot;Txt for U&quot;};2;0);&quot;&quot;)"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Daniel Carlson</text:p>
          </table:table-cell>
          <table:table-cell office:value-type="string" table:style-name="ce4">
            <text:p>LV</text:p>
          </table:table-cell>
          <table:table-cell office:value-type="string" office:string-value="" table:formula="of:=IFERROR(VLOOKUP(LEFT([.A301];1);{&quot;E&quot;;&quot;Txt for E&quot;|&quot;F&quot;;&quot;Txt for F&quot;|&quot;U&quot;;&quot;Txt for U&quot;};2;0);&quot;&quot;)" table:style-name="ce4"/>
          <table:table-cell office:value-type="string" table:style-name="ce4">
            <text:p>K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Brett Maher</text:p>
          </table:table-cell>
          <table:table-cell office:value-type="string" table:style-name="ce4">
            <text:p>DAL</text:p>
          </table:table-cell>
          <table:table-cell office:value-type="string" office:string-value="" table:formula="of:=IFERROR(VLOOKUP(LEFT([.A302];1);{&quot;E&quot;;&quot;Txt for E&quot;|&quot;F&quot;;&quot;Txt for F&quot;|&quot;U&quot;;&quot;Txt for U&quot;};2;0);&quot;&quot;)" table:style-name="ce4"/>
          <table:table-cell office:value-type="string" table:style-name="ce4">
            <text:p>K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Brandon McManus</text:p>
          </table:table-cell>
          <table:table-cell office:value-type="string" table:style-name="ce4">
            <text:p>DEN</text:p>
          </table:table-cell>
          <table:table-cell office:value-type="string" office:string-value="" table:formula="of:=IFERROR(VLOOKUP(LEFT([.A303];1);{&quot;E&quot;;&quot;Txt for E&quot;|&quot;F&quot;;&quot;Txt for F&quot;|&quot;U&quot;;&quot;Txt for U&quot;};2;0);&quot;&quot;)"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Tyler Bass</text:p>
          </table:table-cell>
          <table:table-cell office:value-type="string" table:style-name="ce4">
            <text:p>BUF</text:p>
          </table:table-cell>
          <table:table-cell office:value-type="string" office:string-value="" table:formula="of:=IFERROR(VLOOKUP(LEFT([.A304];1);{&quot;E&quot;;&quot;Txt for E&quot;|&quot;F&quot;;&quot;Txt for F&quot;|&quot;U&quot;;&quot;Txt for U&quot;};2;0);&quot;&quot;)" table:style-name="ce4"/>
          <table:table-cell office:value-type="string" table:style-name="ce4">
            <text:p>K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1" table:style-name="ce4">
            <text:p>11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Evan McPherson</text:p>
          </table:table-cell>
          <table:table-cell office:value-type="string" table:style-name="ce4">
            <text:p>CIN</text:p>
          </table:table-cell>
          <table:table-cell office:value-type="string" office:string-value="" table:formula="of:=IFERROR(VLOOKUP(LEFT([.A305];1);{&quot;E&quot;;&quot;Txt for E&quot;|&quot;F&quot;;&quot;Txt for F&quot;|&quot;U&quot;;&quot;Txt for U&quot;};2;0);&quot;&quot;)" table:style-name="ce4"/>
          <table:table-cell office:value-type="string" table:style-name="ce4">
            <text:p>K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Eddy Pineiro</text:p>
          </table:table-cell>
          <table:table-cell office:value-type="string" table:style-name="ce4">
            <text:p>CAR</text:p>
          </table:table-cell>
          <table:table-cell office:value-type="string" office:string-value="" table:formula="of:=IFERROR(VLOOKUP(LEFT([.A306];1);{&quot;E&quot;;&quot;Txt for E&quot;|&quot;F&quot;;&quot;Txt for F&quot;|&quot;U&quot;;&quot;Txt for U&quot;};2;0);&quot;&quot;)"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" table:style-name="ce4">
            <text:p>10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Austin Seibert</text:p>
          </table:table-cell>
          <table:table-cell table:style-name="ce4"/>
          <table:table-cell office:value-type="string" office:string-value="" table:formula="of:=IFERROR(VLOOKUP(LEFT([.A307];1);{&quot;E&quot;;&quot;Txt for E&quot;|&quot;F&quot;;&quot;Txt for F&quot;|&quot;U&quot;;&quot;Txt for U&quot;};2;0);&quot;&quot;)" table:style-name="ce4"/>
          <table:table-cell office:value-type="string" table:style-name="ce4">
            <text:p>K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0" table:style-name="ce4">
            <text:p>10</text:p>
          </table:table-cell>
          <table:table-cell table:style-name="ce29"/>
          <table:table-cell table:style-name="ce30"/>
          <table:table-cell table:style-name="ce31"/>
          <table:table-cell table:style-name="ce30"/>
          <table:table-cell table:style-name="ce32"/>
          <table:table-cell table:style-name="ce33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ustin Tucker</text:p>
          </table:table-cell>
          <table:table-cell office:value-type="string" table:style-name="ce4">
            <text:p>BAL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Matt Ammendola</text:p>
          </table:table-cell>
          <table:table-cell office:value-type="string" table:style-name="ce4">
            <text:p>ARI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Mason Crosby</text:p>
          </table:table-cell>
          <table:table-cell office:value-type="string" table:style-name="ce4">
            <text:p>GB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Ka'imi Fairbairn</text:p>
          </table:table-cell>
          <table:table-cell office:value-type="string" table:style-name="ce4">
            <text:p>HOU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Robbie Gould</text:p>
          </table:table-cell>
          <table:table-cell office:value-type="string" table:style-name="ce4">
            <text:p>SF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Greg Zuerlein</text:p>
          </table:table-cell>
          <table:table-cell office:value-type="string" table:style-name="ce4">
            <text:p>NYJ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Chris Boswell</text:p>
          </table:table-cell>
          <table:table-cell office:value-type="string" table:style-name="ce4">
            <text:p>PIT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Riley Patterson</text:p>
          </table:table-cell>
          <table:table-cell office:value-type="string" table:style-name="ce4">
            <text:p>JAX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Ryan Succop</text:p>
          </table:table-cell>
          <table:table-cell office:value-type="string" table:style-name="ce4">
            <text:p>TB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8" table:style-name="ce4">
            <text:p>8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Matt Gay</text:p>
          </table:table-cell>
          <table:table-cell office:value-type="string" table:style-name="ce4">
            <text:p>LA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ake Elliott</text:p>
          </table:table-cell>
          <table:table-cell office:value-type="string" table:style-name="ce4">
            <text:p>PHI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" table:style-name="ce4">
            <text:p>6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Dustin Hopkins</text:p>
          </table:table-cell>
          <table:table-cell office:value-type="string" table:style-name="ce4">
            <text:p>LAC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" table:style-name="ce4">
            <text:p>6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ason Sanders</text:p>
          </table:table-cell>
          <table:table-cell office:value-type="string" table:style-name="ce4">
            <text:p>MIA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" table:style-name="ce4">
            <text:p>6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Cade York</text:p>
          </table:table-cell>
          <table:table-cell office:value-type="string" table:style-name="ce4">
            <text:p>CLE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" table:style-name="ce4">
            <text:p>6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Nick Folk</text:p>
          </table:table-cell>
          <table:table-cell office:value-type="string" table:style-name="ce4">
            <text:p>NE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" table:style-name="ce4">
            <text:p>5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Younghoe Koo</text:p>
          </table:table-cell>
          <table:table-cell office:value-type="string" table:style-name="ce4">
            <text:p>ATL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" table:style-name="ce4">
            <text:p>5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Wil Lutz</text:p>
          </table:table-cell>
          <table:table-cell office:value-type="string" table:style-name="ce4">
            <text:p>NO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Cairo Santos</text:p>
          </table:table-cell>
          <table:table-cell office:value-type="string" table:style-name="ce4">
            <text:p>CHI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" table:style-name="ce4">
            <text:p>4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Randy Bullock</text:p>
          </table:table-cell>
          <table:table-cell office:value-type="string" table:style-name="ce4">
            <text:p>TEN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Greg Joseph</text:p>
          </table:table-cell>
          <table:table-cell office:value-type="string" table:style-name="ce4">
            <text:p>MIN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ason Myers</text:p>
          </table:table-cell>
          <table:table-cell office:value-type="string" table:style-name="ce4">
            <text:p>SEA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Matt Prater</text:p>
          </table:table-cell>
          <table:table-cell office:value-type="string" table:style-name="ce4">
            <text:p>ARI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oey Slye</text:p>
          </table:table-cell>
          <table:table-cell office:value-type="string" table:style-name="ce4">
            <text:p>WAS</text:p>
          </table:table-cell>
          <table:table-cell table:style-name="ce4"/>
          <table:table-cell office:value-type="string" table:style-name="ce4">
            <text:p>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6" table:style-name="ce6"/>
          <table:table-cell table:number-columns-repeated="16366"/>
        </table:table-row>
        <table:table-row table:number-rows-repeated="3" table:style-name="ro1">
          <table:table-cell table:style-name="ce2"/>
          <table:table-cell table:style-name="ce1"/>
          <table:table-cell table:number-columns-repeated="1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Defence</text:p>
          </table:table-cell>
          <table:table-cell table:number-columns-repeated="16" table:style-name="ce6"/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Tampa Bay Buccanee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" table:style-name="ce4">
            <text:p>10</text:p>
          </table:table-cell>
          <table:table-cell office:value-type="float" office:value="26" table:style-name="ce4">
            <text:p>26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Jacksonville Jagua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Buffalo Bill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float" office:value="20" table:style-name="ce4">
            <text:p>20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San Francisco 49e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Philadelphia Eagle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Kansas City Chief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4" table:style-name="ce4">
            <text:p>24</text:p>
          </table:table-cell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Los Angeles Ram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Arizona Cardinal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Detroit Lion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Green Bay Packe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Atlanta Falcon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New England Patriot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" table:style-name="ce4">
            <text:p>14</text:p>
          </table:table-cell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Denver Bronco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Dallas Cowboy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New York Giant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Baltimore Raven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float" office:value="42" table:style-name="ce4">
            <text:p>42</text:p>
          </table:table-cell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Houston Texan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" table:style-name="ce4">
            <text:p>16</text:p>
          </table:table-cell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Chicago Bea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Minnesota Viking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4" table:style-name="ce4">
            <text:p>24</text:p>
          </table:table-cell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Cincinnati Bengal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" table:style-name="ce4">
            <text:p>20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Carolina Panthe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New Orleans Saint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4" table:style-name="ce4">
            <text:p>14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Cleveland Brown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Las Vegas Raide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Pittsburgh Steele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Washington Commande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4" table:style-name="ce4">
            <text:p>34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New York Jet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" table:style-name="ce4">
            <text:p>30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Los Angeles Charger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Seattle Seahawk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Indianapolis Colt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Tennessee Titan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5" table:style-name="ce4">
            <text:p>35</text:p>
          </table:table-cell>
          <table:table-cell office:value-type="float" office:value="-3" table:style-name="ce4">
            <text:p>-3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2">
            <text:p>Miami Dolphins</text:p>
          </table:table-cell>
          <table:table-cell table:number-columns-repeated="2" table:style-name="ce4"/>
          <table:table-cell office:value-type="string" table:style-name="ce4">
            <text:p>DEF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8" table:style-name="ce4">
            <text:p>38</text:p>
          </table:table-cell>
          <table:table-cell office:value-type="float" office:value="-4" table:style-name="ce4">
            <text:p>-4</text:p>
          </table:table-cell>
          <table:table-cell table:number-columns-repeated="16370"/>
        </table:table-row>
        <table:table-row table:number-rows-repeated="1048214" table:style-name="ro1">
          <table:table-cell table:number-columns-repeated="16384"/>
        </table:table-row>
      </table:table>
      <table:database-ranges>
        <table:database-range table:target-range-address="Sheet1.A3:Sheet1.E303" table:name="__Anonymous_Sheet_DB__0" table:contains-header="false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number number:decimal-places="0" number:min-decimal-places="0" number:min-integer-digits="1"/>
    </number:number-style>
    <number:number-style style:name="N36P1">
      <number:text>-</number:text>
      <number:number number:decimal-places="0" number:min-decimal-places="0" number:min-integer-digits="1"/>
    </number:number-style>
    <number:text-style style:name="N36P2">
      <number:text>-</number:text>
    </number:text-style>
    <number:text-style style:name="N36">
      <number:text-content/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1" style:family="table-cell" style:data-style-name="N0">
      <style:table-cell-properties style:vertical-align="automatic" fo:background-color="transparent"/>
      <style:text-properties fo:color="#C0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EAEA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2-10-08T18:39:25Z</meta:creation-date>
    <dc:date>2022-11-10T04:31:37Z</dc:date>
    <meta:editing-cycles>5</meta:editing-cycles>
    <meta:editing-duration>PT1149S</meta:editing-duration>
  </office:meta>
</office:document-meta>
</file>